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1.591cm" fo:line-height="100%" fo:margin-top="0cm" fo:margin-bottom="0.423cm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text-align="justify" fo:break-before="auto" fo:text-indent="1.591cm" fo:line-height="100%" fo:margin-top="0cm" fo:margin-bottom="0.423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" style:family="paragraph" style:parent-style-name="Standard">
      <style:paragraph-properties fo:text-align="justify" fo:break-before="auto" fo:text-indent="1.591cm" fo:line-height="100%" fo:margin-top="0cm" fo:margin-bottom="0.423cm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1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3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" style:family="paragraph" style:parent-style-name="Standard">
      <style:paragraph-properties fo:text-align="justify" fo:break-before="auto" fo:text-indent="1.591cm" fo:line-height="100%" fo:margin-top="0cm" fo:margin-bottom="0.423cm" style:writing-mode="lr-tb"/>
    </style:style>
    <style:style style:name="T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1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3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3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3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4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4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5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5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5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5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5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5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" style:family="paragraph" style:parent-style-name="Standard">
      <style:paragraph-properties fo:text-align="justify" fo:break-before="auto" fo:text-indent="1.591cm" fo:line-height="100%" fo:margin-top="0cm" fo:margin-bottom="0.423cm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" style:family="paragraph" style:parent-style-name="Standard">
      <style:paragraph-properties fo:text-align="justify" fo:break-before="auto" fo:text-indent="1.591cm" fo:line-height="100%" fo:margin-top="0cm" fo:margin-bottom="0.423cm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22" style:family="text"/>
    <style:style style:name="T6_12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6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" style:family="paragraph" style:parent-style-name="Standard">
      <style:paragraph-properties fo:text-align="justify" fo:break-before="auto" fo:text-indent="1.591cm" fo:line-height="100%" fo:margin-top="0cm" fo:margin-bottom="0.423cm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" style:family="paragraph" style:parent-style-name="Standard">
      <style:paragraph-properties fo:text-align="justify" fo:break-before="auto" fo:text-indent="1.591cm" fo:line-height="100%" fo:margin-top="0cm" fo:margin-bottom="0.423cm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" style:family="paragraph" style:parent-style-name="Standard">
      <style:paragraph-properties fo:break-before="auto" fo:text-indent="0cm" fo:line-height="100%" fo:margin-top="0cm" fo:margin-bottom="0.423cm" fo:margin-left="0cm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" style:family="text"/>
    <style:style style:name="T9_1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15" style:family="text"/>
    <style:style style:name="T9_1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17" style:family="text"/>
    <style:style style:name="T9_1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19" style:family="text"/>
    <style:style style:name="T9_2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21" style:family="text"/>
    <style:style style:name="T9_2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break-before="auto" fo:text-indent="0cm" fo:line-height="100%" fo:margin-top="0cm" fo:margin-bottom="0.423cm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><text:span text:style-name="T1_1">Moim</text:span><text:span text:style-name="T1_2"><text:s/></text:span><text:span text:style-name="T1_3">subiektywnym</text:span><text:span text:style-name="T1_4"><text:s/></text:span><text:span text:style-name="T1_5">zdaniem</text:span><text:span text:style-name="T1_6">,<text:s/></text:span><text:span text:style-name="T1_7">Luna</text:span><text:span text:style-name="T1_8"><text:s/></text:span><text:span text:style-name="T1_9">cieszy</text:span><text:span text:style-name="T1_10"><text:s/></text:span><text:span text:style-name="T1_11">się</text:span><text:span text:style-name="T1_12"><text:s/></text:span><text:span text:style-name="T1_13">większym</text:span><text:span text:style-name="T1_14"><text:s/></text:span><text:span text:style-name="T1_15">uwielbieniem</text:span><text:span text:style-name="T1_16"><text:s/></text:span><text:span text:style-name="T1_17">fandomu</text:span><text:span text:style-name="T1_18"><text:s/></text:span><text:span text:style-name="T1_19">niż</text:span><text:span text:style-name="T1_20"><text:s/></text:span><text:span text:style-name="T1_21">Celestia</text:span><text:span text:style-name="T1_22">.<text:s/></text:span><text:span text:style-name="T1_23">Nie</text:span><text:span text:style-name="T1_24"><text:s/></text:span><text:span text:style-name="T1_25">zamierzam</text:span><text:span text:style-name="T1_26"><text:s/></text:span><text:span text:style-name="T1_27">tu</text:span><text:span text:style-name="T1_28"><text:s/></text:span><text:span text:style-name="T1_29">jednak</text:span><text:span text:style-name="T1_30"><text:s/></text:span><text:span text:style-name="T1_31">dyskutować</text:span><text:span text:style-name="T1_32"><text:s/></text:span><text:span text:style-name="T1_33">o</text:span><text:span text:style-name="T1_34"><text:s/></text:span><text:span text:style-name="T1_35">podziałach</text:span><text:span text:style-name="T1_36"><text:s/></text:span><text:span text:style-name="T1_37">i</text:span><text:span text:style-name="T1_38"><text:s/></text:span><text:span text:style-name="T1_39">sensowności</text:span><text:span text:style-name="T1_40"><text:s/></text:span><text:span text:style-name="T1_41">tego</text:span><text:span text:style-name="T1_42"><text:s/></text:span><text:span text:style-name="T1_43">sporu</text:span><text:span text:style-name="T1_44">.<text:s/></text:span><text:span text:style-name="T1_45">Chciałbym</text:span><text:span text:style-name="T1_46"><text:s/></text:span><text:span text:style-name="T1_47">jednak</text:span><text:span text:style-name="T1_48"><text:s/></text:span><text:span text:style-name="T1_49">zadać</text:span><text:span text:style-name="T1_50"><text:s/></text:span><text:span text:style-name="T1_51">pytanie</text:span><text:span text:style-name="T1_52">:</text:span><text:span text:style-name="T1_53"><text:s/></text:span><text:span text:style-name="T1_54">kiedy</text:span><text:span text:style-name="T1_55"><text:s/></text:span><text:span text:style-name="T1_56">ostatni</text:span><text:span text:style-name="T1_57"><text:s/></text:span><text:span text:style-name="T1_58">raz</text:span><text:span text:style-name="T1_59"><text:s/></text:span><text:span text:style-name="T1_60">patrzyliście</text:span><text:span text:style-name="T1_61"><text:s/></text:span><text:span text:style-name="T1_62">w</text:span><text:span text:style-name="T1_63"><text:s/></text:span><text:span text:style-name="T1_64">granatowe</text:span><text:span text:style-name="T1_65">,<text:s/></text:span><text:span text:style-name="T1_66">rozgwieżdżone</text:span><text:span text:style-name="T1_67"><text:s/></text:span><text:span text:style-name="T1_68">niebo</text:span><text:span text:style-name="T1_69">?<text:s/></text:span><text:span text:style-name="T1_70">Czy</text:span><text:span text:style-name="T1_71"><text:s/></text:span><text:span text:style-name="T1_72">kiedykolwiek</text:span><text:span text:style-name="T1_73"><text:s/></text:span><text:span text:style-name="T1_74">głębiej</text:span><text:span text:style-name="T1_75"><text:s/></text:span><text:span text:style-name="T1_76">pochyliliście</text:span><text:span text:style-name="T1_77"><text:s/></text:span><text:span text:style-name="T1_78">się</text:span><text:span text:style-name="T1_79"><text:s/></text:span><text:span text:style-name="T1_80">nad</text:span><text:span text:style-name="T1_81"><text:s/></text:span><text:span text:style-name="T1_82">pięknem</text:span><text:span text:style-name="T1_83"><text:s/></text:span><text:span text:style-name="T1_84">jej</text:span><text:span text:style-name="T1_85"><text:s/></text:span><text:span text:style-name="T1_86">domeny</text:span><text:span text:style-name="T1_87">,<text:s/></text:span><text:span text:style-name="T1_88">którego</text:span><text:span text:style-name="T1_89"><text:s/></text:span><text:span text:style-name="T1_90">niedostrzeżenie</text:span><text:span text:style-name="T1_91"><text:s/></text:span><text:span text:style-name="T1_92">spowodowało</text:span><text:span text:style-name="T1_93"><text:s/></text:span><text:span text:style-name="T1_94">ciąg</text:span><text:span text:style-name="T1_95"><text:s/></text:span><text:span text:style-name="T1_96">wydarzeń</text:span><text:span text:style-name="T1_97">,<text:s/></text:span><text:span text:style-name="T1_98">który</text:span><text:span text:style-name="T1_99"><text:s/></text:span><text:span text:style-name="T1_100">wszyscy</text:span><text:span text:style-name="T1_101"><text:s/></text:span><text:span text:style-name="T1_102">znamy</text:span><text:span text:style-name="T1_103">?</text:span></text:p>
      <text:p text:style-name="P2"><text:span text:style-name="T2_1">Astronomia</text:span><text:span text:style-name="T2_2"><text:s/></text:span><text:span text:style-name="T2_3">jest</text:span><text:span text:style-name="T2_4"><text:s/></text:span><text:span text:style-name="T2_5">bardzo</text:span><text:span text:style-name="T2_6"><text:s/></text:span><text:span text:style-name="T2_7">szeroką</text:span><text:span text:style-name="T2_8"><text:s/></text:span><text:span text:style-name="T2_9">dziedziną</text:span><text:span text:style-name="T2_10"><text:s/></text:span><text:span text:style-name="T2_11">nauki</text:span><text:span text:style-name="T2_12"><text:s/>–<text:s/></text:span><text:span text:style-name="T2_13">zaczynając</text:span><text:span text:style-name="T2_14"><text:s/></text:span><text:span text:style-name="T2_15">od</text:span><text:span text:style-name="T2_16"><text:s/></text:span><text:span text:style-name="T2_17">fizyków</text:span><text:span text:style-name="T2_18"><text:s/></text:span><text:span text:style-name="T2_19">teoretycznych</text:span><text:span text:style-name="T2_20">,<text:s/></text:span><text:span text:style-name="T2_21">poszukujących</text:span><text:span text:style-name="T2_22"><text:s/></text:span><text:span text:style-name="T2_23">różnych</text:span><text:span text:style-name="T2_24"><text:s/></text:span><text:span text:style-name="T2_25">teorii</text:span><text:span text:style-name="T2_26">,<text:s/></text:span><text:span text:style-name="T2_27">wyjaśniających</text:span><text:span text:style-name="T2_28"><text:s/></text:span><text:span text:style-name="T2_29">przeszłość</text:span><text:span text:style-name="T2_30"><text:s/></text:span><text:span text:style-name="T2_31">i</text:span><text:span text:style-name="T2_32"><text:s/></text:span><text:span text:style-name="T2_33">przyszłość</text:span><text:span text:style-name="T2_34">,<text:s/></text:span><text:span text:style-name="T2_35">poprzez</text:span><text:span text:style-name="T2_36"><text:s/></text:span><text:span text:style-name="T2_37">sztaby</text:span><text:span text:style-name="T2_38"><text:s/></text:span><text:span text:style-name="T2_39">naukowców</text:span><text:span text:style-name="T2_40"><text:s/></text:span><text:span text:style-name="T2_41">nadzorujących</text:span><text:span text:style-name="T2_42"><text:s/></text:span><text:span text:style-name="T2_43">różne</text:span><text:span text:style-name="T2_44"><text:s/></text:span><text:span text:style-name="T2_45">misje</text:span><text:span text:style-name="T2_46">,<text:s/></text:span><text:span text:style-name="T2_47">które</text:span><text:span text:style-name="T2_48"><text:s/></text:span><text:span text:style-name="T2_49">wysyłaliśmy</text:span><text:span text:style-name="T2_50"><text:s/></text:span><text:span text:style-name="T2_51">w</text:span><text:span text:style-name="T2_52"><text:s/></text:span><text:span text:style-name="T2_53">kosmos</text:span><text:span text:style-name="T2_54">,<text:s/></text:span><text:span text:style-name="T2_55">kończąc</text:span><text:span text:style-name="T2_56"><text:s/></text:span><text:span text:style-name="T2_57">na</text:span><text:span text:style-name="T2_58"><text:s/></text:span><text:span text:style-name="T2_59">obserwacjach</text:span><text:span text:style-name="T2_60"><text:s/></text:span><text:span text:style-name="T2_61">astronomicznych</text:span><text:span text:style-name="T2_62"><text:s/></text:span><text:span text:style-name="T2_63">wykonywanych</text:span><text:span text:style-name="T2_64"><text:s/></text:span><text:span text:style-name="T2_65">przez</text:span><text:span text:style-name="T2_66"><text:s/></text:span><text:span text:style-name="T2_67">amatorów</text:span><text:span text:style-name="T2_68"><text:s/></text:span><text:span text:style-name="T2_69">i</text:span><text:span text:style-name="T2_70"><text:s/></text:span><text:span text:style-name="T2_71">profesjonalistów</text:span><text:span text:style-name="T2_72">,<text:s/></text:span><text:span text:style-name="T2_73">będących</text:span><text:span text:style-name="T2_74"><text:s/></text:span><text:span text:style-name="T2_75">źródłem</text:span><text:span text:style-name="T2_76"><text:s/></text:span><text:span text:style-name="T2_77">całej</text:span><text:span text:style-name="T2_78"><text:s/></text:span><text:span text:style-name="T2_79">tej</text:span><text:span text:style-name="T2_80"><text:s/></text:span><text:span text:style-name="T2_81">rozbudowanej</text:span><text:span text:style-name="T2_82"><text:s/></text:span><text:span text:style-name="T2_83">gałęzi</text:span><text:span text:style-name="T2_84">.<text:s/></text:span><text:span text:style-name="T2_85">Właśnie</text:span><text:span text:style-name="T2_86"><text:s/></text:span><text:span text:style-name="T2_87">te</text:span><text:span text:style-name="T2_88"><text:s/></text:span><text:span text:style-name="T2_89">obserwacje</text:span><text:span text:style-name="T2_90"><text:s/></text:span><text:span text:style-name="T2_91">są</text:span><text:span text:style-name="T2_92"><text:s/></text:span><text:span text:style-name="T2_93">także</text:span><text:span text:style-name="T2_94"><text:s/></text:span><text:span text:style-name="T2_95">pierwszym</text:span><text:span text:style-name="T2_96"><text:s/></text:span><text:span text:style-name="T2_97">krokiem</text:span><text:span text:style-name="T2_98"><text:s/></text:span><text:span text:style-name="T2_99">do</text:span><text:span text:style-name="T2_100"><text:s/></text:span><text:span text:style-name="T2_101">dalszego</text:span><text:span text:style-name="T2_102"><text:s/></text:span><text:span text:style-name="T2_103">zgłębiania</text:span><text:span text:style-name="T2_104"><text:s/></text:span><text:span text:style-name="T2_105">poszczególnych</text:span><text:span text:style-name="T2_106"><text:s/></text:span><text:span text:style-name="T2_107">obszarów</text:span><text:span text:style-name="T2_108"><text:s/></text:span><text:span text:style-name="T2_109">tej</text:span><text:span text:style-name="T2_110"><text:s/></text:span><text:span text:style-name="T2_111">dyscypliny</text:span><text:span text:style-name="T2_112">.<text:s/></text:span><text:span text:style-name="T2_113">Ale</text:span><text:span text:style-name="T2_114"><text:s/></text:span><text:span text:style-name="T2_115">równie</text:span><text:span text:style-name="T2_116"><text:s/></text:span><text:span text:style-name="T2_117">dobrze</text:span><text:span text:style-name="T2_118"><text:s/></text:span><text:span text:style-name="T2_119">można</text:span><text:span text:style-name="T2_120"><text:s/></text:span><text:span text:style-name="T2_121">traktować</text:span><text:span text:style-name="T2_122"><text:s/></text:span><text:span text:style-name="T2_123">to</text:span><text:span text:style-name="T2_124"><text:s/></text:span><text:span text:style-name="T2_125">tylko</text:span><text:span text:style-name="T2_126"><text:s/></text:span><text:span text:style-name="T2_127">jako</text:span><text:span text:style-name="T2_128"><text:s/></text:span><text:span text:style-name="T2_129">zwykłe</text:span><text:span text:style-name="T2_130"><text:s/></text:span><text:span text:style-name="T2_131">hobby</text:span><text:span text:style-name="T2_132">.<text:s/></text:span><text:span text:style-name="T2_133">Wprawdzie</text:span><text:span text:style-name="T2_134"><text:s/></text:span><text:span text:style-name="T2_135">wymagające</text:span><text:span text:style-name="T2_136"><text:s/></text:span><text:span text:style-name="T2_137">trochę</text:span><text:span text:style-name="T2_138"><text:s/></text:span><text:span text:style-name="T2_139">większego</text:span><text:span text:style-name="T2_140"><text:s/></text:span><text:span text:style-name="T2_141">zaangażowania</text:span><text:span text:style-name="T2_142">,<text:s/></text:span><text:span text:style-name="T2_143">jednak</text:span><text:span text:style-name="T2_144"><text:s/></text:span><text:span text:style-name="T2_145">dalej</text:span><text:span text:style-name="T2_146"><text:s/></text:span><text:span text:style-name="T2_147">będąc</text:span><text:span text:style-name="T2_148">e</text:span><text:span text:style-name="T2_149"><text:s/></text:span><text:span text:style-name="T2_150">tylko</text:span><text:span text:style-name="T2_151"><text:s/></text:span><text:span text:style-name="T2_152">pasją</text:span><text:span text:style-name="T2_153">,<text:s/></text:span><text:span text:style-name="T2_154">która</text:span><text:span text:style-name="T2_155"><text:s/></text:span><text:span text:style-name="T2_156">dodatkowo</text:span><text:span text:style-name="T2_157"><text:s/></text:span><text:span text:style-name="T2_158">potrafi</text:span><text:span text:style-name="T2_159"><text:s/></text:span><text:span text:style-name="T2_160">przynieść</text:span><text:span text:style-name="T2_161"><text:s/></text:span><text:span text:style-name="T2_162">ukojenie</text:span><text:span text:style-name="T2_163"><text:s/></text:span><text:span text:style-name="T2_164">dla</text:span><text:span text:style-name="T2_165"><text:s/></text:span><text:span text:style-name="T2_166">nerwów</text:span><text:span text:style-name="T2_167">.<text:s/></text:span><text:span text:style-name="T2_168">Przynajmniej</text:span><text:span text:style-name="T2_169"><text:s/></text:span><text:span text:style-name="T2_170">dla</text:span><text:span text:style-name="T2_171"><text:s/></text:span><text:span text:style-name="T2_172">mnie</text:span><text:span text:style-name="T2_173"><text:s/></text:span><text:span text:style-name="T2_174">nie</text:span><text:span text:style-name="T2_175"><text:s/></text:span><text:span text:style-name="T2_176">ma</text:span><text:span text:style-name="T2_177"><text:s/></text:span><text:span text:style-name="T2_178">nic</text:span><text:span text:style-name="T2_179"><text:s/></text:span><text:span text:style-name="T2_180">lepszego</text:span><text:span text:style-name="T2_181">,<text:s/></text:span><text:span text:style-name="T2_182">niż</text:span><text:span text:style-name="T2_183"><text:s/></text:span><text:span text:style-name="T2_184">wypad</text:span><text:span text:style-name="T2_185"><text:s/></text:span><text:span text:style-name="T2_186">za</text:span><text:span text:style-name="T2_187"><text:s/></text:span><text:span text:style-name="T2_188">miasto</text:span><text:span text:style-name="T2_189">,<text:s/></text:span><text:span text:style-name="T2_190">z</text:span><text:span text:style-name="T2_191"><text:s/></text:span><text:span text:style-name="T2_192">dala</text:span><text:span text:style-name="T2_193"><text:s/></text:span><text:span text:style-name="T2_194">od</text:span><text:span text:style-name="T2_195"><text:s/></text:span><text:span text:style-name="T2_196">cywilizacji</text:span><text:span text:style-name="T2_197">,<text:s/></text:span><text:span text:style-name="T2_198">gdzie</text:span><text:span text:style-name="T2_199"><text:s/></text:span><text:span text:style-name="T2_200">towarzyszy</text:span><text:span text:style-name="T2_201"><text:s/></text:span><text:span text:style-name="T2_202">mi</text:span><text:span text:style-name="T2_203"><text:s/></text:span><text:span text:style-name="T2_204">tylko</text:span><text:span text:style-name="T2_205"><text:s/></text:span><text:span text:style-name="T2_206">niebo</text:span><text:span text:style-name="T2_207"><text:s/></text:span><text:span text:style-name="T2_208">rozświetlone</text:span><text:span text:style-name="T2_209"><text:s/></text:span><text:span text:style-name="T2_210">milionem</text:span><text:span text:style-name="T2_211"><text:s/></text:span><text:span text:style-name="T2_212">gwiazd</text:span><text:span text:style-name="T2_213"><text:s/></text:span><text:span text:style-name="T2_214">i</text:span><text:span text:style-name="T2_215"><text:s/></text:span><text:span text:style-name="T2_216">bezgraniczna</text:span><text:span text:style-name="T2_217"><text:s/></text:span><text:span text:style-name="T2_218">cisza</text:span><text:span text:style-name="T2_219"><text:s/>–<text:s/></text:span><text:span text:style-name="T2_220">w</text:span><text:span text:style-name="T2_221"><text:s/></text:span><text:span text:style-name="T2_222">takich</text:span><text:span text:style-name="T2_223"><text:s/></text:span><text:span text:style-name="T2_224">warunkach</text:span><text:span text:style-name="T2_225"><text:s/></text:span><text:span text:style-name="T2_226">myśli</text:span><text:span text:style-name="T2_227"><text:s/></text:span><text:span text:style-name="T2_228">same</text:span><text:span text:style-name="T2_229"><text:s/></text:span><text:span text:style-name="T2_230">z</text:span><text:span text:style-name="T2_231"><text:s/></text:span><text:span text:style-name="T2_232">siebie</text:span><text:span text:style-name="T2_233"><text:s/></text:span><text:span text:style-name="T2_234">zwalniają</text:span><text:span text:style-name="T2_235"><text:s/></text:span><text:span text:style-name="T2_236">i</text:span><text:span text:style-name="T2_237"><text:s/></text:span><text:span text:style-name="T2_238">porządkują</text:span><text:span text:style-name="T2_239"><text:s/></text:span><text:span text:style-name="T2_240">si</text:span><text:span text:style-name="T2_241">ę</text:span><text:span text:style-name="T2_242">.</text:span></text:p>
      <text:p text:style-name="P3"><text:span text:style-name="T3_1">Podstawowe</text:span><text:span text:style-name="T3_2"><text:s/></text:span><text:span text:style-name="T3_3">pytanie</text:span><text:span text:style-name="T3_4">,<text:s/></text:span><text:span text:style-name="T3_5">jakie</text:span><text:span text:style-name="T3_6"><text:s/></text:span><text:span text:style-name="T3_7">się</text:span><text:span text:style-name="T3_8"><text:s/></text:span><text:span text:style-name="T3_9">nasuwa</text:span><text:span text:style-name="T3_10">,<text:s/></text:span><text:span text:style-name="T3_11">to</text:span><text:span text:style-name="T3_12"><text:s/></text:span><text:span text:style-name="T3_13">czy</text:span><text:span text:style-name="T3_14"><text:s/></text:span><text:span text:style-name="T3_15">mnie</text:span><text:span text:style-name="T3_16"><text:s/></text:span><text:span text:style-name="T3_17">to</text:span><text:span text:style-name="T3_18"><text:s/></text:span><text:span text:style-name="T3_19">interesuje</text:span><text:span text:style-name="T3_20">.<text:s/></text:span><text:span text:style-name="T3_21">Najprostszym</text:span><text:span text:style-name="T3_22"><text:s/></text:span><text:span text:style-name="T3_23">sposobem</text:span><text:span text:style-name="T3_24"><text:s/></text:span><text:span text:style-name="T3_25">znalezienia</text:span><text:span text:style-name="T3_26"><text:s/></text:span><text:span text:style-name="T3_27">odpowiedzi</text:span><text:span text:style-name="T3_28"><text:s/></text:span><text:span text:style-name="T3_29">jest</text:span><text:span text:style-name="T3_30"><text:s/></text:span><text:span text:style-name="T3_31">wykonanie</text:span><text:span text:style-name="T3_32"><text:s/></text:span><text:span text:style-name="T3_33">samodzielnej</text:span><text:span text:style-name="T3_34"><text:s/></text:span><text:span text:style-name="T3_35">obserwacji</text:span><text:span text:style-name="T3_36">,<text:s/></text:span><text:span text:style-name="T3_37">co</text:span><text:span text:style-name="T3_38"><text:s/></text:span><text:span text:style-name="T3_39">wbrew</text:span><text:span text:style-name="T3_40"><text:s/></text:span><text:span text:style-name="T3_41">pozorom</text:span><text:span text:style-name="T3_42"><text:s/></text:span><text:span text:style-name="T3_43">nie</text:span><text:span text:style-name="T3_44"><text:s/></text:span><text:span text:style-name="T3_45">jest</text:span><text:span text:style-name="T3_46"><text:s/></text:span><text:span text:style-name="T3_47">ani</text:span><text:span text:style-name="T3_48"><text:s/></text:span><text:span text:style-name="T3_49">skomplikowane</text:span><text:span text:style-name="T3_50">,<text:s/></text:span><text:span text:style-name="T3_51">ani</text:span><text:span text:style-name="T3_52"><text:s/></text:span><text:span text:style-name="T3_53">drogie</text:span><text:span text:style-name="T3_54">.<text:s/></text:span><text:span text:style-name="T3_55">Jedyne</text:span><text:span text:style-name="T3_56">,<text:s/></text:span><text:span text:style-name="T3_57">czego</text:span><text:span text:style-name="T3_58"><text:s/></text:span><text:span text:style-name="T3_59">będziemy</text:span><text:span text:style-name="T3_60"><text:s/></text:span><text:span text:style-name="T3_61">potrzebowali</text:span><text:span text:style-name="T3_62"><text:s/></text:span><text:span text:style-name="T3_63">to</text:span><text:span text:style-name="T3_64"><text:s/></text:span><text:span text:style-name="T3_65">lornetka</text:span><text:span text:style-name="T3_66">.<text:s/></text:span><text:span text:style-name="T3_67">Wystarczy</text:span><text:span text:style-name="T3_68"><text:s/></text:span><text:span text:style-name="T3_69">popytać</text:span><text:span text:style-name="T3_70"><text:s/></text:span><text:span text:style-name="T3_71">się</text:span><text:span text:style-name="T3_72"><text:s/></text:span><text:span text:style-name="T3_73">po</text:span><text:span text:style-name="T3_74"><text:s/></text:span><text:span text:style-name="T3_75">rodzinie</text:span><text:span text:style-name="T3_76"><text:s/></text:span><text:span text:style-name="T3_77">lub</text:span><text:span text:style-name="T3_78"><text:s/></text:span><text:span text:style-name="T3_79">znajomych</text:span><text:span text:style-name="T3_80">,<text:s/></text:span><text:span text:style-name="T3_81">a</text:span><text:span text:style-name="T3_82"><text:s/></text:span><text:span text:style-name="T3_83">na</text:span><text:span text:style-name="T3_84"><text:s/></text:span><text:span text:style-name="T3_85">pewno</text:span><text:span text:style-name="T3_86"><text:s/></text:span><text:span text:style-name="T3_87">znajdzie</text:span><text:span text:style-name="T3_88"><text:s/></text:span><text:span text:style-name="T3_89">się</text:span><text:span text:style-name="T3_90"><text:s/></text:span><text:span text:style-name="T3_91">ktoś</text:span><text:span text:style-name="T3_92">,<text:s/></text:span><text:span text:style-name="T3_93">kto</text:span><text:span text:style-name="T3_94"><text:s/></text:span><text:span text:style-name="T3_95">ma</text:span><text:span text:style-name="T3_96"><text:s/></text:span><text:span text:style-name="T3_97">taką</text:span><text:span text:style-name="T3_98"><text:s/></text:span><text:span text:style-name="T3_99">większą</text:span><text:span text:style-name="T3_100"><text:s/></text:span><text:span text:style-name="T3_101">niż</text:span><text:span text:style-name="T3_102"><text:s/></text:span><text:span text:style-name="T3_103">te</text:span><text:span text:style-name="T3_104">,<text:s/></text:span><text:span text:style-name="T3_105">które</text:span><text:span text:style-name="T3_106"><text:s/></text:span><text:span text:style-name="T3_107">rozmiarami</text:span><text:span text:style-name="T3_108"><text:s/></text:span><text:span text:style-name="T3_109">są</text:span><text:span text:style-name="T3_110"><text:s/></text:span><text:span text:style-name="T3_111">zbliżone</text:span><text:span text:style-name="T3_112"><text:s/></text:span><text:span text:style-name="T3_113">do</text:span><text:span text:style-name="T3_114"><text:s/></text:span><text:span text:style-name="T3_115">małego</text:span><text:span text:style-name="T3_116"><text:s/></text:span><text:span text:style-name="T3_117">aparatu</text:span><text:span text:style-name="T3_118"><text:s/></text:span><text:span text:style-name="T3_119">kompaktowego</text:span><text:span text:style-name="T3_120">.<text:s/></text:span><text:span text:style-name="T3_121">Sam</text:span><text:span text:style-name="T3_122"><text:s/></text:span><text:span text:style-name="T3_123">na</text:span><text:span text:style-name="T3_124"><text:s/></text:span><text:span text:style-name="T3_125">potrzeby</text:span><text:span text:style-name="T3_126"><text:s/></text:span><text:span text:style-name="T3_127">tego</text:span><text:span text:style-name="T3_128"><text:s/></text:span><text:span text:style-name="T3_129">artykułu</text:span><text:span text:style-name="T3_130"><text:s/></text:span><text:span text:style-name="T3_131">zdobyłem</text:span><text:span text:style-name="T3_132"><text:s/></text:span><text:span text:style-name="T3_133">lornetkę</text:span><text:span text:style-name="T3_134"><text:s/>10</text:span><text:span text:style-name="T3_135">x</text:span><text:span text:style-name="T3_136">50,<text:s/></text:span><text:span text:style-name="T3_137">aby</text:span><text:span text:style-name="T3_138"><text:s/></text:span><text:span text:style-name="T3_139">zobaczyć</text:span><text:span text:style-name="T3_140">,<text:s/></text:span><text:span text:style-name="T3_141">co</text:span><text:span text:style-name="T3_142"><text:s/></text:span><text:span text:style-name="T3_143">uda</text:span><text:span text:style-name="T3_144"><text:s/></text:span><text:span text:style-name="T3_145">mi</text:span><text:span text:style-name="T3_146"><text:s/></text:span><text:span text:style-name="T3_147">się</text:span><text:span text:style-name="T3_148"><text:s/></text:span><text:span text:style-name="T3_149">wyśledzić</text:span><text:span text:style-name="T3_150">.<text:s/></text:span><text:span text:style-name="T3_151">Kolejną</text:span><text:span text:style-name="T3_152"><text:s/></text:span><text:span text:style-name="T3_153">rzeczą</text:span><text:span text:style-name="T3_154">,<text:s/></text:span><text:span text:style-name="T3_155">jaka</text:span><text:span text:style-name="T3_156"><text:s/></text:span><text:span text:style-name="T3_157">nam</text:span><text:span text:style-name="T3_158"><text:s/></text:span><text:span text:style-name="T3_159">się</text:span><text:span text:style-name="T3_160"><text:s/></text:span><text:span text:style-name="T3_161">przyda</text:span><text:span text:style-name="T3_162">,<text:s/></text:span><text:span text:style-name="T3_163">to</text:span><text:span text:style-name="T3_164"><text:s/></text:span><text:span text:style-name="T3_165">znalezienie</text:span><text:span text:style-name="T3_166"><text:s/></text:span><text:span text:style-name="T3_167">jakiegoś</text:span><text:span text:style-name="T3_168"><text:s/></text:span><text:span text:style-name="T3_169">ciemniejszego</text:span><text:span text:style-name="T3_170"><text:s/></text:span><text:span text:style-name="T3_171">miejsca</text:span><text:span text:style-name="T3_172">.<text:s/></text:span><text:span text:style-name="T3_173">Tutaj</text:span><text:span text:style-name="T3_174"><text:s/></text:span><text:span text:style-name="T3_175">nie</text:span><text:span text:style-name="T3_176"><text:s/></text:span><text:span text:style-name="T3_177">potrzeba</text:span><text:span text:style-name="T3_178"><text:s/></text:span><text:span text:style-name="T3_179">naprawdę</text:span><text:span text:style-name="T3_180"><text:s/></text:span><text:span text:style-name="T3_181">dużo</text:span><text:span text:style-name="T3_182">.<text:s/></text:span><text:span text:style-name="T3_183">Jakaś</text:span><text:span text:style-name="T3_184"><text:s/></text:span><text:span text:style-name="T3_185">ciemniejsza</text:span><text:span text:style-name="T3_186"><text:s/></text:span><text:span text:style-name="T3_187">uliczka</text:span><text:span text:style-name="T3_188">,<text:s/></text:span><text:span text:style-name="T3_189">wygaszone</text:span><text:span text:style-name="T3_190"><text:s/></text:span><text:span text:style-name="T3_191">światło</text:span><text:span text:style-name="T3_192"><text:s/></text:span><text:span text:style-name="T3_193">na</text:span><text:span text:style-name="T3_194"><text:s/></text:span><text:span text:style-name="T3_195">podwórku</text:span><text:span text:style-name="T3_196">,<text:s/></text:span><text:span text:style-name="T3_197">gdziekolwiek</text:span><text:span text:style-name="T3_198">,<text:s/></text:span><text:span text:style-name="T3_199">gdzie</text:span><text:span text:style-name="T3_200"><text:s/></text:span><text:span text:style-name="T3_201">nie</text:span><text:span text:style-name="T3_202"><text:s/></text:span><text:span text:style-name="T3_203">będziemy</text:span><text:span text:style-name="T3_204"><text:s/></text:span><text:span text:style-name="T3_205">bezpośrednio</text:span><text:span text:style-name="T3_206"><text:s/></text:span><text:span text:style-name="T3_207">pod</text:span><text:span text:style-name="T3_208"><text:s/></text:span><text:span text:style-name="T3_209">uliczną</text:span><text:span text:style-name="T3_210"><text:s/></text:span><text:span text:style-name="T3_211">latarnią</text:span><text:span text:style-name="T3_212">.<text:s/></text:span><text:span text:style-name="T3_213">A</text:span><text:span text:style-name="T3_214"><text:s/></text:span><text:span text:style-name="T3_215">co</text:span><text:span text:style-name="T3_216"><text:s/></text:span><text:span text:style-name="T3_217">będziemy</text:span><text:span text:style-name="T3_218"><text:s/></text:span><text:span text:style-name="T3_219">obserwować</text:span><text:span text:style-name="T3_220">?<text:s/></text:span><text:span text:style-name="T3_221">To</text:span><text:span text:style-name="T3_222">,<text:s/></text:span><text:span text:style-name="T3_223">co</text:span><text:span text:style-name="T3_224"><text:s/></text:span><text:span text:style-name="T3_225">jest</text:span><text:span text:style-name="T3_226"><text:s/></text:span><text:span text:style-name="T3_227">najprostsze</text:span><text:span text:style-name="T3_228"><text:s/></text:span><text:span text:style-name="T3_229">do</text:span><text:span text:style-name="T3_230"><text:s/></text:span><text:span text:style-name="T3_231">znalezienia</text:span><text:span text:style-name="T3_232"><text:s/></text:span><text:span text:style-name="T3_233">dla</text:span><text:span text:style-name="T3_234"><text:s/></text:span><text:span text:style-name="T3_235">nowicjusza</text:span><text:span text:style-name="T3_236">,<text:s/></text:span><text:span text:style-name="T3_237">czyli</text:span><text:span text:style-name="T3_238"><text:s/></text:span><text:span text:style-name="T3_239">księżyc</text:span><text:span text:style-name="T3_240">.<text:s/></text:span><text:span text:style-name="T3_241">Najlepiej</text:span><text:span text:style-name="T3_242"><text:s/></text:span><text:span text:style-name="T3_243">wybrać</text:span><text:span text:style-name="T3_244"><text:s/></text:span><text:span text:style-name="T3_245">się</text:span><text:span text:style-name="T3_246"><text:s/></text:span><text:span text:style-name="T3_247">nie</text:span><text:span text:style-name="T3_248"><text:s/></text:span><text:span text:style-name="T3_249">dokładnie</text:span><text:span text:style-name="T3_250"><text:s/></text:span><text:span text:style-name="T3_251">w</text:span><text:span text:style-name="T3_252"><text:s/></text:span><text:span text:style-name="T3_253">czasie</text:span><text:span text:style-name="T3_254"><text:s/></text:span><text:span text:style-name="T3_255">pełni</text:span><text:span text:style-name="T3_256">,<text:s/></text:span><text:span text:style-name="T3_257">ale</text:span><text:span text:style-name="T3_258"><text:s/></text:span><text:span text:style-name="T3_259">tuż</text:span><text:span text:style-name="T3_260"><text:s/></text:span><text:span text:style-name="T3_261">przed</text:span><text:span text:style-name="T3_262"><text:s/></text:span><text:span text:style-name="T3_263">lub</text:span><text:span text:style-name="T3_264"><text:s/></text:span><text:span text:style-name="T3_265">tuż</text:span><text:span text:style-name="T3_266"><text:s/></text:span><text:span text:style-name="T3_267">po</text:span><text:span text:style-name="T3_268"><text:s/></text:span><text:span text:style-name="T3_269">niej</text:span><text:span text:style-name="T3_270">.<text:s/></text:span><text:span text:style-name="T3_271">Dzięki</text:span><text:span text:style-name="T3_272"><text:s/></text:span><text:span text:style-name="T3_273">temu</text:span><text:span text:style-name="T3_274"><text:s/></text:span><text:span text:style-name="T3_275">cienie</text:span><text:span text:style-name="T3_276">,<text:s/></text:span><text:span text:style-name="T3_277">które</text:span><text:span text:style-name="T3_278"><text:s/></text:span><text:span text:style-name="T3_279">pojawią</text:span><text:span text:style-name="T3_280"><text:s/></text:span><text:span text:style-name="T3_281">się</text:span><text:span text:style-name="T3_282"><text:s/></text:span><text:span text:style-name="T3_283">przy</text:span><text:span text:style-name="T3_284"><text:s/></text:span><text:span text:style-name="T3_285">krawędzi</text:span><text:span text:style-name="T3_286">,<text:s/></text:span><text:span text:style-name="T3_287">w</text:span><text:span text:style-name="T3_288"><text:s/></text:span><text:span text:style-name="T3_289">szczególności</text:span><text:span text:style-name="T3_290"><text:s/></text:span><text:span text:style-name="T3_291">widoczne</text:span><text:span text:style-name="T3_292"><text:s/></text:span><text:span text:style-name="T3_293">na</text:span><text:span text:style-name="T3_294"><text:s/></text:span><text:span text:style-name="T3_295">wzgórzach</text:span><text:span text:style-name="T3_296"><text:s/></text:span><text:span text:style-name="T3_297">i</text:span><text:span text:style-name="T3_298"><text:s/></text:span><text:span text:style-name="T3_299">kraterach</text:span><text:span text:style-name="T3_300">,<text:s/></text:span><text:span text:style-name="T3_301">nadadzą</text:span><text:span text:style-name="T3_302"><text:s/></text:span><text:span text:style-name="T3_303">mu</text:span><text:span text:style-name="T3_304"><text:s/></text:span><text:span text:style-name="T3_305">trójwymiarowoś</text:span><text:span text:style-name="T3_306">ci</text:span><text:span text:style-name="T3_307">,<text:s/></text:span><text:span text:style-name="T3_308">której</text:span><text:span text:style-name="T3_309"><text:s/></text:span><text:span text:style-name="T3_310">normalnie</text:span><text:span text:style-name="T3_311"><text:s/></text:span><text:span text:style-name="T3_312">nie</text:span><text:span text:style-name="T3_313"><text:s/></text:span><text:span text:style-name="T3_314">obserwujemy</text:span><text:span text:style-name="T3_315">.</text:span></text:p>
      <text:p text:style-name="P4"><text:span text:style-name="T4_1">Kolejny</text:span><text:span text:style-name="T4_2"><text:s/></text:span><text:span text:style-name="T4_3">krok</text:span><text:span text:style-name="T4_4"><text:s/></text:span><text:span text:style-name="T4_5">będzie</text:span><text:span text:style-name="T4_6"><text:s/></text:span><text:span text:style-name="T4_7">wymagał</text:span><text:span text:style-name="T4_8"><text:s/></text:span><text:span text:style-name="T4_9">od</text:span><text:span text:style-name="T4_10"><text:s/></text:span><text:span text:style-name="T4_11">nas</text:span><text:span text:style-name="T4_12"><text:s/></text:span><text:span text:style-name="T4_13">pewnych</text:span><text:span text:style-name="T4_14"><text:s/></text:span><text:span text:style-name="T4_15">przygotowań</text:span><text:span text:style-name="T4_16">.<text:s/></text:span><text:span text:style-name="T4_17">Na</text:span><text:span text:style-name="T4_18"><text:s/></text:span><text:span text:style-name="T4_19">początek</text:span><text:span text:style-name="T4_20"><text:s/></text:span><text:span text:style-name="T4_21">przyda</text:span><text:span text:style-name="T4_22"><text:s/></text:span><text:span text:style-name="T4_23">się</text:span><text:span text:style-name="T4_24"><text:s/></text:span><text:span text:style-name="T4_25">zdobyć</text:span><text:span text:style-name="T4_26"><text:s/></text:span><text:span text:style-name="T4_27">jakąś</text:span><text:span text:style-name="T4_28"><text:s/></text:span><text:span text:style-name="T4_29">aplikację</text:span><text:span text:style-name="T4_30">,<text:s/></text:span><text:span text:style-name="T4_31">która</text:span><text:span text:style-name="T4_32"><text:s/></text:span><text:span text:style-name="T4_33">będzie</text:span><text:span text:style-name="T4_34"><text:s/></text:span><text:span text:style-name="T4_35">potrafiła</text:span><text:span text:style-name="T4_36"><text:s/></text:span><text:span text:style-name="T4_37">pokazać</text:span><text:span text:style-name="T4_38"><text:s/></text:span><text:span text:style-name="T4_39">aktualne</text:span><text:span text:style-name="T4_40"><text:s/></text:span><text:span text:style-name="T4_41">rozmieszczenie</text:span><text:span text:style-name="T4_42"><text:s/></text:span><text:span text:style-name="T4_43">poszczególnych</text:span><text:span text:style-name="T4_44"><text:s/></text:span><text:span text:style-name="T4_45">obiektów</text:span><text:span text:style-name="T4_46"><text:s/></text:span><text:span text:style-name="T4_47">na</text:span><text:span text:style-name="T4_48"><text:s/></text:span><text:span text:style-name="T4_49">niebie</text:span><text:span text:style-name="T4_50">.<text:s/></text:span><text:span text:style-name="T4_51">W</text:span><text:span text:style-name="T4_52"><text:s/></text:span><text:span text:style-name="T4_53">przypadku</text:span><text:span text:style-name="T4_54"><text:s/></text:span><text:span text:style-name="T4_55">aplikacji</text:span><text:span text:style-name="T4_56"><text:s/></text:span><text:span text:style-name="T4_57">na</text:span><text:span text:style-name="T4_58"><text:s/></text:span><text:span text:style-name="T4_59">smart</text:span><text:span text:style-name="T4_60">f</text:span><text:span text:style-name="T4_61">ona</text:span><text:span text:style-name="T4_62"><text:s/></text:span><text:span text:style-name="T4_63">przydatna</text:span><text:span text:style-name="T4_64"><text:s/></text:span><text:span text:style-name="T4_65">może</text:span><text:span text:style-name="T4_66"><text:s/></text:span><text:span text:style-name="T4_67">się</text:span><text:span text:style-name="T4_68"><text:s/></text:span><text:span text:style-name="T4_69">okazać</text:span><text:span text:style-name="T4_70"><text:s/></text:span><text:span text:style-name="T4_71">zdolność</text:span><text:span text:style-name="T4_72"><text:s/></text:span><text:span text:style-name="T4_73">do</text:span><text:span text:style-name="T4_74"><text:s/></text:span><text:span text:style-name="T4_75">orientacji</text:span><text:span text:style-name="T4_76"><text:s/></text:span><text:span text:style-name="T4_77">w</text:span><text:span text:style-name="T4_78"><text:s/></text:span><text:span text:style-name="T4_79">przestrzeni</text:span><text:span text:style-name="T4_80">.<text:s/></text:span><text:span text:style-name="T4_81">Dzięki</text:span><text:span text:style-name="T4_82"><text:s/></text:span><text:span text:style-name="T4_83">temu</text:span><text:span text:style-name="T4_84"><text:s/></text:span><text:span text:style-name="T4_85">będziemy</text:span><text:span text:style-name="T4_86"><text:s/></text:span><text:span text:style-name="T4_87">mogli</text:span><text:span text:style-name="T4_88"><text:s/></text:span><text:span text:style-name="T4_89">się</text:span><text:span text:style-name="T4_90"><text:s/></text:span><text:span text:style-name="T4_91">rozglądać</text:span><text:span text:style-name="T4_92"><text:s/></text:span><text:span text:style-name="T4_93">z</text:span><text:span text:style-name="T4_94"><text:s/></text:span><text:span text:style-name="T4_95">wyciągniętym</text:span><text:span text:style-name="T4_96"><text:s/></text:span><text:span text:style-name="T4_97">przed</text:span><text:span text:style-name="T4_98"><text:s/></text:span><text:span text:style-name="T4_99">sobą</text:span><text:span text:style-name="T4_100"><text:s/></text:span><text:span text:style-name="T4_101">telefonem</text:span><text:span text:style-name="T4_102">,<text:s/></text:span><text:span text:style-name="T4_103">a</text:span><text:span text:style-name="T4_104"><text:s/></text:span><text:span text:style-name="T4_105">mapa</text:span><text:span text:style-name="T4_106"><text:s/></text:span><text:span text:style-name="T4_107">będzie</text:span><text:span text:style-name="T4_108"><text:s/></text:span><text:span text:style-name="T4_109">sama</text:span><text:span text:style-name="T4_110"><text:s/></text:span><text:span text:style-name="T4_111">prezentowała</text:span><text:span text:style-name="T4_112"><text:s/></text:span><text:span text:style-name="T4_113">odpowiedni</text:span><text:span text:style-name="T4_114"><text:s/></text:span><text:span text:style-name="T4_115">fragment</text:span><text:span text:style-name="T4_116">.<text:s/></text:span><text:span text:style-name="T4_117">Będzie</text:span><text:span text:style-name="T4_118"><text:s/></text:span><text:span text:style-name="T4_119">to</text:span><text:span text:style-name="T4_120"><text:s/></text:span><text:span text:style-name="T4_121">pomocne</text:span><text:span text:style-name="T4_122"><text:s/></text:span><text:span text:style-name="T4_123">nie</text:span><text:span text:style-name="T4_124"><text:s/></text:span><text:span text:style-name="T4_125">tylko</text:span><text:span text:style-name="T4_126"><text:s/></text:span><text:span text:style-name="T4_127">dla</text:span><text:span text:style-name="T4_128"><text:s/></text:span><text:span text:style-name="T4_129">ludzi</text:span><text:span text:style-name="T4_130">,<text:s/></text:span><text:span text:style-name="T4_131">którzy</text:span><text:span text:style-name="T4_132"><text:s/></text:span><text:span text:style-name="T4_133">nie</text:span><text:span text:style-name="T4_134"><text:s/></text:span><text:span text:style-name="T4_135">znają</text:span><text:span text:style-name="T4_136"><text:s/></text:span><text:span text:style-name="T4_137">gwiazdozbiorów</text:span><text:span text:style-name="T4_138">,<text:s/></text:span><text:span text:style-name="T4_139">ale</text:span><text:span text:style-name="T4_140"><text:s/></text:span><text:span text:style-name="T4_141">także</text:span><text:span text:style-name="T4_142"><text:s/></text:span><text:span text:style-name="T4_143">wtedy</text:span><text:span text:style-name="T4_144">,<text:s/></text:span><text:span text:style-name="T4_145">gdy</text:span><text:span text:style-name="T4_146"><text:s/></text:span><text:span text:style-name="T4_147">łuna</text:span><text:span text:style-name="T4_148"><text:s/></text:span><text:span text:style-name="T4_149">i</text:span><text:span text:style-name="T4_150"><text:s/></text:span><text:span text:style-name="T4_151">zabudowania</text:span><text:span text:style-name="T4_152"><text:s/></text:span><text:span text:style-name="T4_153">ograniczają</text:span><text:span text:style-name="T4_154"><text:s/></text:span><text:span text:style-name="T4_155">nam</text:span><text:span text:style-name="T4_156"><text:s/></text:span><text:span text:style-name="T4_157">możliwość</text:span><text:span text:style-name="T4_158"><text:s/></text:span><text:span text:style-name="T4_159">poprawnej</text:span><text:span text:style-name="T4_160"><text:s/></text:span><text:span text:style-name="T4_161">ich</text:span><text:span text:style-name="T4_162"><text:s/></text:span><text:span text:style-name="T4_163">identyfikacji</text:span><text:span text:style-name="T4_164">.<text:s/></text:span><text:span text:style-name="T4_165">Drugim</text:span><text:span text:style-name="T4_166"><text:s/></text:span><text:span text:style-name="T4_167">drobiazgiem</text:span><text:span text:style-name="T4_168">,<text:s/></text:span><text:span text:style-name="T4_169">jaki</text:span><text:span text:style-name="T4_170"><text:s/></text:span><text:span text:style-name="T4_171">się</text:span><text:span text:style-name="T4_172"><text:s/></text:span><text:span text:style-name="T4_173">przyda</text:span><text:span text:style-name="T4_174">,<text:s/></text:span><text:span text:style-name="T4_175">to</text:span><text:span text:style-name="T4_176"><text:s/></text:span><text:span text:style-name="T4_177">jakieś</text:span><text:span text:style-name="T4_178"><text:s/></text:span><text:span text:style-name="T4_179">stabilniejsze</text:span><text:span text:style-name="T4_180"><text:s/></text:span><text:span text:style-name="T4_181">podparcie</text:span><text:span text:style-name="T4_182"><text:s/></text:span><text:span text:style-name="T4_183">dla</text:span><text:span text:style-name="T4_184"><text:s/></text:span><text:span text:style-name="T4_185">lornetki</text:span><text:span text:style-name="T4_186">,<text:s/></text:span><text:span text:style-name="T4_187">bo</text:span><text:span text:style-name="T4_188"><text:s/></text:span><text:span text:style-name="T4_189">tym</text:span><text:span text:style-name="T4_190"><text:s/></text:span><text:span text:style-name="T4_191">razem</text:span><text:span text:style-name="T4_192"><text:s/></text:span><text:span text:style-name="T4_193">drgania</text:span><text:span text:style-name="T4_194"><text:s/></text:span><text:span text:style-name="T4_195">nie</text:span><text:span text:style-name="T4_196"><text:s/></text:span><text:span text:style-name="T4_197">tylko</text:span><text:span text:style-name="T4_198"><text:s/></text:span><text:span text:style-name="T4_199">utrudnią</text:span><text:span text:style-name="T4_200">,<text:s/></text:span><text:span text:style-name="T4_201">ale</text:span><text:span text:style-name="T4_202"><text:s/></text:span><text:span text:style-name="T4_203">być</text:span><text:span text:style-name="T4_204"><text:s/></text:span><text:span text:style-name="T4_205">może</text:span><text:span text:style-name="T4_206"><text:s/></text:span><text:span text:style-name="T4_207">nawet</text:span><text:span text:style-name="T4_208"><text:s/></text:span><text:span text:style-name="T4_209">uniemożliwią</text:span><text:span text:style-name="T4_210"><text:s/></text:span><text:span text:style-name="T4_211">obserwację</text:span><text:span text:style-name="T4_212">.<text:s/></text:span><text:span text:style-name="T4_213">Można</text:span><text:span text:style-name="T4_214"><text:s/></text:span><text:span text:style-name="T4_215">to</text:span><text:span text:style-name="T4_216"><text:s/></text:span><text:span text:style-name="T4_217">rozwiązać</text:span><text:span text:style-name="T4_218"><text:s/></text:span><text:span text:style-name="T4_219">na</text:span><text:span text:style-name="T4_220"><text:s/></text:span><text:span text:style-name="T4_221">dwa</text:span><text:span text:style-name="T4_222"><text:s/></text:span><text:span text:style-name="T4_223">sposoby</text:span><text:span text:style-name="T4_224"><text:s/>–<text:s/></text:span><text:span text:style-name="T4_225">znaleźć</text:span><text:span text:style-name="T4_226"><text:s/></text:span><text:span text:style-name="T4_227">jakieś</text:span><text:span text:style-name="T4_228"><text:s/></text:span><text:span text:style-name="T4_229">miejsce</text:span><text:span text:style-name="T4_230">,<text:s/></text:span><text:span text:style-name="T4_231">na</text:span><text:span text:style-name="T4_232"><text:s/></text:span><text:span text:style-name="T4_233">którym</text:span><text:span text:style-name="T4_234"><text:s/></text:span><text:span text:style-name="T4_235">ją</text:span><text:span text:style-name="T4_236"><text:s/></text:span><text:span text:style-name="T4_237">oprzemy</text:span><text:span text:style-name="T4_238">,<text:s/></text:span><text:span text:style-name="T4_239">lub</text:span><text:span text:style-name="T4_240"><text:s/></text:span><text:span text:style-name="T4_241">też</text:span><text:span text:style-name="T4_242"><text:s/></text:span><text:span text:style-name="T4_243">w</text:span><text:span text:style-name="T4_244"><text:s/></text:span><text:span text:style-name="T4_245">myśl</text:span><text:span text:style-name="T4_246"><text:s/></text:span><text:span text:style-name="T4_247">hasła</text:span><text:span text:style-name="T4_248"><text:s/>„</text:span><text:span text:style-name="T4_249">zrób</text:span><text:span text:style-name="T4_250"><text:s/></text:span><text:span text:style-name="T4_251">to</text:span><text:span text:style-name="T4_252"><text:s/></text:span><text:span text:style-name="T4_253">sam</text:span><text:span text:style-name="T4_254">”<text:s/></text:span><text:span text:style-name="T4_255">przymoc</text:span><text:span text:style-name="T4_256">ować</text:span><text:span text:style-name="T4_257"><text:s/></text:span><text:span text:style-name="T4_258">nasz</text:span><text:span text:style-name="T4_259"><text:s/></text:span><text:span text:style-name="T4_260">przyrząd</text:span><text:span text:style-name="T4_261"><text:s/></text:span><text:span text:style-name="T4_262">obserwacyjny</text:span><text:span text:style-name="T4_263"><text:s/></text:span><text:span text:style-name="T4_264">do</text:span><text:span text:style-name="T4_265"><text:s/></text:span><text:span text:style-name="T4_266">statywu</text:span><text:span text:style-name="T4_267"><text:s/></text:span><text:span text:style-name="T4_268">za</text:span><text:span text:style-name="T4_269"><text:s/></text:span><text:span text:style-name="T4_270">pomocą</text:span><text:span text:style-name="T4_271"><text:s/></text:span><text:span text:style-name="T4_272">taśmy</text:span><text:span text:style-name="T4_273"><text:s/></text:span><text:span text:style-name="T4_274">klejącej</text:span><text:span text:style-name="T4_275">.<text:s/></text:span><text:span text:style-name="T4_276">Tak</text:span><text:span text:style-name="T4_277"><text:s/></text:span><text:span text:style-name="T4_278">przygotowani</text:span><text:span text:style-name="T4_279"><text:s/></text:span><text:span text:style-name="T4_280">możemy</text:span><text:span text:style-name="T4_281"><text:s/></text:span><text:span text:style-name="T4_282">przystąpić</text:span><text:span text:style-name="T4_283"><text:s/></text:span><text:span text:style-name="T4_284">do</text:span><text:span text:style-name="T4_285"><text:s/></text:span><text:span text:style-name="T4_286">obserwacji</text:span><text:span text:style-name="T4_287"><text:s/></text:span><text:span text:style-name="T4_288">trudniejszych</text:span><text:span text:style-name="T4_289"><text:s/></text:span><text:span text:style-name="T4_290">obiektów</text:span><text:span text:style-name="T4_291">.<text:s/></text:span><text:span text:style-name="T4_292">Na</text:span><text:span text:style-name="T4_293"><text:s/></text:span><text:span text:style-name="T4_294">początek</text:span><text:span text:style-name="T4_295"><text:s/></text:span><text:span text:style-name="T4_296">najlepszy</text:span><text:span text:style-name="T4_297"><text:s/></text:span><text:span text:style-name="T4_298">będzie</text:span><text:span text:style-name="T4_299"><text:s/></text:span><text:span text:style-name="T4_300">Jowisz</text:span><text:span text:style-name="T4_301">.<text:s/></text:span><text:span text:style-name="T4_302">Jest</text:span><text:span text:style-name="T4_303"><text:s/></text:span><text:span text:style-name="T4_304">on</text:span><text:span text:style-name="T4_305"><text:s/></text:span><text:span text:style-name="T4_306">jednym</text:span><text:span text:style-name="T4_307"><text:s/></text:span><text:span text:style-name="T4_308">z</text:span><text:span text:style-name="T4_309"><text:s/></text:span><text:span text:style-name="T4_310">najjaśniejszych</text:span><text:span text:style-name="T4_311"><text:s/></text:span><text:span text:style-name="T4_312">obiektów</text:span><text:span text:style-name="T4_313"><text:s/></text:span><text:span text:style-name="T4_314">na</text:span><text:span text:style-name="T4_315"><text:s/></text:span><text:span text:style-name="T4_316">niebie</text:span><text:span text:style-name="T4_317">,<text:s/></text:span><text:span text:style-name="T4_318">a</text:span><text:span text:style-name="T4_319"><text:s/></text:span><text:span text:style-name="T4_320">więc</text:span><text:span text:style-name="T4_321"><text:s/></text:span><text:span text:style-name="T4_322">jego</text:span><text:span text:style-name="T4_323"><text:s/></text:span><text:span text:style-name="T4_324">znalezienie</text:span><text:span text:style-name="T4_325"><text:s/></text:span><text:span text:style-name="T4_326">nie</text:span><text:span text:style-name="T4_327"><text:s/></text:span><text:span text:style-name="T4_328">powinno</text:span><text:span text:style-name="T4_329"><text:s/></text:span><text:span text:style-name="T4_330">nastręczyć</text:span><text:span text:style-name="T4_331"><text:s/></text:span><text:span text:style-name="T4_332">wiele</text:span><text:span text:style-name="T4_333"><text:s/></text:span><text:span text:style-name="T4_334">trudności</text:span><text:span text:style-name="T4_335">.<text:s/></text:span><text:span text:style-name="T4_336">Gdy</text:span><text:span text:style-name="T4_337"><text:s/></text:span><text:span text:style-name="T4_338">już</text:span><text:span text:style-name="T4_339"><text:s/></text:span><text:span text:style-name="T4_340">go</text:span><text:span text:style-name="T4_341"><text:s/></text:span><text:span text:style-name="T4_342">znajdziemy</text:span><text:span text:style-name="T4_343">,<text:s/></text:span><text:span text:style-name="T4_344">najprawdopodobniej</text:span><text:span text:style-name="T4_345"><text:s/></text:span><text:span text:style-name="T4_346">damy</text:span><text:span text:style-name="T4_347"><text:s/></text:span><text:span text:style-name="T4_348">radę</text:span><text:span text:style-name="T4_349"><text:s/></text:span><text:span text:style-name="T4_350">obserwować</text:span><text:span text:style-name="T4_351"><text:s/></text:span><text:span text:style-name="T4_352">jego</text:span><text:span text:style-name="T4_353"><text:s/></text:span><text:span text:style-name="T4_354">cztery</text:span><text:span text:style-name="T4_355"><text:s/></text:span><text:span text:style-name="T4_356">największe</text:span><text:span text:style-name="T4_357"><text:s/></text:span><text:span text:style-name="T4_358">księżyce</text:span><text:span text:style-name="T4_359">.<text:s/></text:span><text:span text:style-name="T4_360">Przy</text:span><text:span text:style-name="T4_361"><text:s/></text:span><text:span text:style-name="T4_362">odrobinie</text:span><text:span text:style-name="T4_363"><text:s/></text:span><text:span text:style-name="T4_364">szczęścia</text:span><text:span text:style-name="T4_365"><text:s/></text:span><text:span text:style-name="T4_366">nasz</text:span><text:span text:style-name="T4_367"><text:s/></text:span><text:span text:style-name="T4_368">sprzęt</text:span><text:span text:style-name="T4_369"><text:s/></text:span><text:span text:style-name="T4_370">pozwoli</text:span><text:span text:style-name="T4_371"><text:s/></text:span><text:span text:style-name="T4_372">na</text:span><text:span text:style-name="T4_373"><text:s/></text:span><text:span text:style-name="T4_374">zauważenie</text:span><text:span text:style-name="T4_375">,<text:s/></text:span><text:span text:style-name="T4_376">że</text:span><text:span text:style-name="T4_377"><text:s/></text:span><text:span text:style-name="T4_378">tarcza</text:span><text:span text:style-name="T4_379"><text:s/></text:span><text:span text:style-name="T4_380">Jowisza</text:span><text:span text:style-name="T4_381"><text:s/></text:span><text:span text:style-name="T4_382">nie</text:span><text:span text:style-name="T4_383"><text:s/></text:span><text:span text:style-name="T4_384">ma</text:span><text:span text:style-name="T4_385"><text:s/></text:span><text:span text:style-name="T4_386">jednolitej</text:span><text:span text:style-name="T4_387"><text:s/></text:span><text:span text:style-name="T4_388">jasności</text:span><text:span text:style-name="T4_389"><text:s/></text:span><text:span text:style-name="T4_390">i</text:span><text:span text:style-name="T4_391"><text:s/></text:span><text:span text:style-name="T4_392">można</text:span><text:span text:style-name="T4_393"><text:s/></text:span><text:span text:style-name="T4_394">wyróżnić</text:span><text:span text:style-name="T4_395"><text:s/></text:span><text:span text:style-name="T4_396">ciemniejsze</text:span><text:span text:style-name="T4_397"><text:s/></text:span><text:span text:style-name="T4_398">fragmenty</text:span><text:span text:style-name="T4_399">.<text:s/></text:span><text:span text:style-name="T4_400">Gratulacje</text:span><text:span text:style-name="T4_401">,<text:s/></text:span><text:span text:style-name="T4_402">bo</text:span><text:span text:style-name="T4_403"><text:s/></text:span><text:span text:style-name="T4_404">właśnie</text:span><text:span text:style-name="T4_405"><text:s/></text:span><text:span text:style-name="T4_406">dostrzeg</text:span><text:span text:style-name="T4_407">liście</text:span><text:span text:style-name="T4_408"><text:s/></text:span><text:span text:style-name="T4_409">pasma</text:span><text:span text:style-name="T4_410"><text:s/></text:span><text:span text:style-name="T4_411">chmur</text:span><text:span text:style-name="T4_412">.<text:s/></text:span><text:span text:style-name="T4_413">Dalsze</text:span><text:span text:style-name="T4_414"><text:s/></text:span><text:span text:style-name="T4_415">obiekty</text:span><text:span text:style-name="T4_416"><text:s/></text:span><text:span text:style-name="T4_417">mogą</text:span><text:span text:style-name="T4_418"><text:s/></text:span><text:span text:style-name="T4_419">być</text:span><text:span text:style-name="T4_420"><text:s/></text:span><text:span text:style-name="T4_421">trochę</text:span><text:span text:style-name="T4_422"><text:s/></text:span><text:span text:style-name="T4_423">trudniejsze</text:span><text:span text:style-name="T4_424">,<text:s/></text:span><text:span text:style-name="T4_425">mimo</text:span><text:span text:style-name="T4_426"><text:s/></text:span><text:span text:style-name="T4_427">że</text:span><text:span text:style-name="T4_428"><text:s/></text:span><text:span text:style-name="T4_429">dalej</text:span><text:span text:style-name="T4_430"><text:s/></text:span><text:span text:style-name="T4_431">można</text:span><text:span text:style-name="T4_432"><text:s/></text:span><text:span text:style-name="T4_433">je</text:span><text:span text:style-name="T4_434"><text:s/></text:span><text:span text:style-name="T4_435">znaleźć</text:span><text:span text:style-name="T4_436"><text:s/></text:span><text:span text:style-name="T4_437">nieuzbrojonym</text:span><text:span text:style-name="T4_438"><text:s/></text:span><text:span text:style-name="T4_439">okiem</text:span><text:span text:style-name="T4_440">.<text:s/></text:span><text:span text:style-name="T4_441">Plejady</text:span><text:span text:style-name="T4_442"><text:s/>(</text:span><text:span text:style-name="T4_443">M</text:span><text:span text:style-name="T4_444">45)<text:s/></text:span><text:span text:style-name="T4_445">to</text:span><text:span text:style-name="T4_446"><text:s/></text:span><text:span text:style-name="T4_447">piękna</text:span><text:span text:style-name="T4_448"><text:s/></text:span><text:span text:style-name="T4_449">gromada</text:span><text:span text:style-name="T4_450"><text:s/></text:span><text:span text:style-name="T4_451">otwarta</text:span><text:span text:style-name="T4_452">,<text:s/></text:span><text:span text:style-name="T4_453">zaś</text:span><text:span text:style-name="T4_454"><text:s/></text:span><text:span text:style-name="T4_455">Wielka</text:span><text:span text:style-name="T4_456"><text:s/></text:span><text:span text:style-name="T4_457">Mgławica</text:span><text:span text:style-name="T4_458"><text:s/></text:span><text:span text:style-name="T4_459">w</text:span><text:span text:style-name="T4_460"><text:s/></text:span><text:span text:style-name="T4_461">Orionie</text:span><text:span text:style-name="T4_462"><text:s/>(</text:span><text:span text:style-name="T4_463">M</text:span><text:span text:style-name="T4_464">42)<text:s/></text:span><text:span text:style-name="T4_465">pozwoli</text:span><text:span text:style-name="T4_466"><text:s/></text:span><text:span text:style-name="T4_467">nam</text:span><text:span text:style-name="T4_468"><text:s/></text:span><text:span text:style-name="T4_469">na</text:span><text:span text:style-name="T4_470"><text:s/></text:span><text:span text:style-name="T4_471">bezproblemowe</text:span><text:span text:style-name="T4_472"><text:s/></text:span><text:span text:style-name="T4_473">ustalenie</text:span><text:span text:style-name="T4_474"><text:s/></text:span><text:span text:style-name="T4_475">jej</text:span><text:span text:style-name="T4_476"><text:s/></text:span><text:span text:style-name="T4_477">kształtu</text:span><text:span text:style-name="T4_478">.<text:s/></text:span><text:span text:style-name="T4_479">To</text:span><text:span text:style-name="T4_480"><text:s/></text:span><text:span text:style-name="T4_481">wszystko</text:span><text:span text:style-name="T4_482"><text:s/></text:span><text:span text:style-name="T4_483">udało</text:span><text:span text:style-name="T4_484"><text:s/></text:span><text:span text:style-name="T4_485">mi</text:span><text:span text:style-name="T4_486"><text:s/></text:span><text:span text:style-name="T4_487">się</text:span><text:span text:style-name="T4_488"><text:s/></text:span><text:span text:style-name="T4_489">dokonać</text:span><text:span text:style-name="T4_490"><text:s/></text:span><text:span text:style-name="T4_491">w</text:span><text:span text:style-name="T4_492"><text:s/></text:span><text:span text:style-name="T4_493">połowie</text:span><text:span text:style-name="T4_494"><text:s/></text:span><text:span text:style-name="T4_495">lutego</text:span><text:span text:style-name="T4_496">,<text:s/></text:span><text:span text:style-name="T4_497">przed</text:span><text:span text:style-name="T4_498"><text:s/></text:span><text:span text:style-name="T4_499">moim</text:span><text:span text:style-name="T4_500"><text:s/></text:span><text:span text:style-name="T4_501">domem</text:span><text:span text:style-name="T4_502">,<text:s/></text:span><text:span text:style-name="T4_503">dokładnie</text:span><text:span text:style-name="T4_504"><text:s/></text:span><text:span text:style-name="T4_505">w</text:span><text:span text:style-name="T4_506"><text:s/></text:span><text:span text:style-name="T4_507">centrum</text:span><text:span text:style-name="T4_508"><text:s/></text:span><text:span text:style-name="T4_509">li</text:span><text:span text:style-name="T4_510">czącego</text:span><text:span text:style-name="T4_511"><text:s/></text:span><text:span text:style-name="T4_512">130<text:s/></text:span><text:span text:style-name="T4_513">ty</text:span><text:span text:style-name="T4_514">sięcy</text:span><text:span text:style-name="T4_515"><text:s/></text:span><text:span text:style-name="T4_516">mieszkańców</text:span><text:span text:style-name="T4_517"><text:s/></text:span><text:span text:style-name="T4_518">miasta</text:span><text:span text:style-name="T4_519">.</text:span></text:p>
      <text:p text:style-name="P5"><text:span text:style-name="T5_1">Teraz</text:span><text:span text:style-name="T5_2"><text:s/></text:span><text:span text:style-name="T5_3">najwyższy</text:span><text:span text:style-name="T5_4"><text:s/></text:span><text:span text:style-name="T5_5">czas</text:span><text:span text:style-name="T5_6">,<text:s/></text:span><text:span text:style-name="T5_7">aby</text:span><text:span text:style-name="T5_8"><text:s/></text:span><text:span text:style-name="T5_9">odpowiedzieć</text:span><text:span text:style-name="T5_10"><text:s/></text:span><text:span text:style-name="T5_11">sobie</text:span><text:span text:style-name="T5_12"><text:s/></text:span><text:span text:style-name="T5_13">na</text:span><text:span text:style-name="T5_14"><text:s/></text:span><text:span text:style-name="T5_15">postawione</text:span><text:span text:style-name="T5_16"><text:s/></text:span><text:span text:style-name="T5_17">wcześniej</text:span><text:span text:style-name="T5_18"><text:s/></text:span><text:span text:style-name="T5_19">pytanie</text:span><text:span text:style-name="T5_20">.<text:s/></text:span><text:span text:style-name="T5_21">Wiem</text:span><text:span text:style-name="T5_22">,<text:s/></text:span><text:span text:style-name="T5_23">że</text:span><text:span text:style-name="T5_24"><text:s/></text:span><text:span text:style-name="T5_25">to</text:span><text:span text:style-name="T5_26">,<text:s/></text:span><text:span text:style-name="T5_27">co</text:span><text:span text:style-name="T5_28"><text:s/></text:span><text:span text:style-name="T5_29">udało</text:span><text:span text:style-name="T5_30"><text:s/></text:span><text:span text:style-name="T5_31">nam</text:span><text:span text:style-name="T5_32"><text:s/></text:span><text:span text:style-name="T5_33">się</text:span><text:span text:style-name="T5_34"><text:s/></text:span><text:span text:style-name="T5_35">zaobserwować</text:span><text:span text:style-name="T5_36">,<text:s/></text:span><text:span text:style-name="T5_37">nie</text:span><text:span text:style-name="T5_38"><text:s/></text:span><text:span text:style-name="T5_39">jest</text:span><text:span text:style-name="T5_40"><text:s/></text:span><text:span text:style-name="T5_41">tak</text:span><text:span text:style-name="T5_42"><text:s/></text:span><text:span text:style-name="T5_43">spektakularne</text:span><text:span text:style-name="T5_44"><text:s/></text:span><text:span text:style-name="T5_45">jak</text:span><text:span text:style-name="T5_46"><text:s/></text:span><text:span text:style-name="T5_47">zdjęcia</text:span><text:span text:style-name="T5_48">,<text:s/></text:span><text:span text:style-name="T5_49">które</text:span><text:span text:style-name="T5_50"><text:s/></text:span><text:span text:style-name="T5_51">pojawiają</text:span><text:span text:style-name="T5_52"><text:s/></text:span><text:span text:style-name="T5_53">się</text:span><text:span text:style-name="T5_54"><text:s/></text:span><text:span text:style-name="T5_55">w</text:span><text:span text:style-name="T5_56"><text:s/></text:span><text:span text:style-name="T5_57">różnych</text:span><text:span text:style-name="T5_58"><text:s/></text:span><text:span text:style-name="T5_59">miejscach</text:span><text:span text:style-name="T5_60">,<text:s/></text:span><text:span text:style-name="T5_61">ale</text:span><text:span text:style-name="T5_62"><text:s/></text:span><text:span text:style-name="T5_63">tu</text:span><text:span text:style-name="T5_64"><text:s/></text:span><text:span text:style-name="T5_65">należy</text:span><text:span text:style-name="T5_66"><text:s/></text:span><text:span text:style-name="T5_67">zwrócić</text:span><text:span text:style-name="T5_68"><text:s/></text:span><text:span text:style-name="T5_69">uwagę</text:span><text:span text:style-name="T5_70"><text:s/></text:span><text:span text:style-name="T5_71">na</text:span><text:span text:style-name="T5_72"><text:s/></text:span><text:span text:style-name="T5_73">kilka</text:span><text:span text:style-name="T5_74"><text:s/></text:span><text:span text:style-name="T5_75">czynników</text:span><text:span text:style-name="T5_76">.<text:s/></text:span><text:span text:style-name="T5_77">Pierwszy</text:span><text:span text:style-name="T5_78"><text:s/></text:span><text:span text:style-name="T5_79">jest</text:span><text:span text:style-name="T5_80"><text:s/></text:span><text:span text:style-name="T5_81">taki</text:span><text:span text:style-name="T5_82">,<text:s/></text:span><text:span text:style-name="T5_83">że</text:span><text:span text:style-name="T5_84"><text:s/></text:span><text:span text:style-name="T5_85">część</text:span><text:span text:style-name="T5_86"><text:s/></text:span><text:span text:style-name="T5_87">tych</text:span><text:span text:style-name="T5_88"><text:s/></text:span><text:span text:style-name="T5_89">obrazów</text:span><text:span text:style-name="T5_90"><text:s/></text:span><text:span text:style-name="T5_91">tak</text:span><text:span text:style-name="T5_92"><text:s/></text:span><text:span text:style-name="T5_93">naprawdę</text:span><text:span text:style-name="T5_94"><text:s/></text:span><text:span text:style-name="T5_95">nie</text:span><text:span text:style-name="T5_96"><text:s/></text:span><text:span text:style-name="T5_97">istnieje</text:span><text:span text:style-name="T5_98"><text:s/>–<text:s/></text:span><text:span text:style-name="T5_99">powstały</text:span><text:span text:style-name="T5_100"><text:s/></text:span><text:span text:style-name="T5_101">one</text:span><text:span text:style-name="T5_102"><text:s/></text:span><text:span text:style-name="T5_103">dzięki</text:span><text:span text:style-name="T5_104"><text:s/></text:span><text:span text:style-name="T5_105">złożeniu</text:span><text:span text:style-name="T5_106"><text:s/></text:span><text:span text:style-name="T5_107">kilku</text:span><text:span text:style-name="T5_108"><text:s/></text:span><text:span text:style-name="T5_109">zakresów</text:span><text:span text:style-name="T5_110"><text:s/></text:span><text:span text:style-name="T5_111">promieniowania</text:span><text:span text:style-name="T5_112">,<text:s/></text:span><text:span text:style-name="T5_113">jak</text:span><text:span text:style-name="T5_114"><text:s/></text:span><text:span text:style-name="T5_115">np</text:span><text:span text:style-name="T5_116">.<text:s/></text:span><text:span text:style-name="T5_117">pasmo</text:span><text:span text:style-name="T5_118"><text:s/></text:span><text:span text:style-name="T5_119">widzialne</text:span><text:span text:style-name="T5_120">,<text:s/></text:span><text:span text:style-name="T5_121">podczerwień</text:span><text:span text:style-name="T5_122"><text:s/></text:span><text:span text:style-name="T5_123">i</text:span><text:span text:style-name="T5_124"><text:s/></text:span><text:span text:style-name="T5_125">promieniowanie</text:span><text:span text:style-name="T5_126"><text:s/></text:span><text:span text:style-name="T5_127">rentgenowskie</text:span><text:span text:style-name="T5_128">.<text:s/></text:span><text:span text:style-name="T5_129">Kolejnym</text:span><text:span text:style-name="T5_130"><text:s/></text:span><text:span text:style-name="T5_131">aspektem</text:span><text:span text:style-name="T5_132"><text:s/></text:span><text:span text:style-name="T5_133">są</text:span><text:span text:style-name="T5_134"><text:s/></text:span><text:span text:style-name="T5_135">możliwości</text:span><text:span text:style-name="T5_136"><text:s/></text:span><text:span text:style-name="T5_137">sprzętu</text:span><text:span text:style-name="T5_138">,<text:s/></text:span><text:span text:style-name="T5_139">jakim</text:span><text:span text:style-name="T5_140"><text:s/></text:span><text:span text:style-name="T5_141">dysponujemy</text:span><text:span text:style-name="T5_142">,<text:s/></text:span><text:span text:style-name="T5_143">i</text:span><text:span text:style-name="T5_144"><text:s/></text:span><text:span text:style-name="T5_145">nie</text:span><text:span text:style-name="T5_146"><text:s/></text:span><text:span text:style-name="T5_147">chodzi</text:span><text:span text:style-name="T5_148"><text:s/></text:span><text:span text:style-name="T5_149">tylko</text:span><text:span text:style-name="T5_150"><text:s/></text:span><text:span text:style-name="T5_151">o</text:span><text:span text:style-name="T5_152"><text:s/></text:span><text:span text:style-name="T5_153">aspekt</text:span><text:span text:style-name="T5_154">,<text:s/></text:span><text:span text:style-name="T5_155">że</text:span><text:span text:style-name="T5_156"><text:s/></text:span><text:span text:style-name="T5_157">nasz</text:span><text:span text:style-name="T5_158"><text:s/></text:span><text:span text:style-name="T5_159">sprzęt</text:span><text:span text:style-name="T5_160"><text:s/></text:span><text:span text:style-name="T5_161">jest</text:span><text:span text:style-name="T5_162"><text:s/></text:span><text:span text:style-name="T5_163">słabszy</text:span><text:span text:style-name="T5_164"><text:s/></text:span><text:span text:style-name="T5_165">od</text:span><text:span text:style-name="T5_166"><text:s/></text:span><text:span text:style-name="T5_167">tego</text:span><text:span text:style-name="T5_168"><text:s/></text:span><text:span text:style-name="T5_169">profesjonalnego</text:span><text:span text:style-name="T5_170">.<text:s/></text:span><text:span text:style-name="T5_171">Większość</text:span><text:span text:style-name="T5_172"><text:s/></text:span><text:span text:style-name="T5_173">tych</text:span><text:span text:style-name="T5_174"><text:s/></text:span><text:span text:style-name="T5_175">wspaniałych</text:span><text:span text:style-name="T5_176"><text:s/></text:span><text:span text:style-name="T5_177">grafik</text:span><text:span text:style-name="T5_178"><text:s/></text:span><text:span text:style-name="T5_179">pochodzi</text:span><text:span text:style-name="T5_180"><text:s/></text:span><text:span text:style-name="T5_181">z</text:span><text:span text:style-name="T5_182"><text:s/></text:span><text:span text:style-name="T5_183">kosmicznych</text:span><text:span text:style-name="T5_184"><text:s/></text:span><text:span text:style-name="T5_185">teleskopów</text:span><text:span text:style-name="T5_186">.<text:s/></text:span><text:span text:style-name="T5_187">Teraz</text:span><text:span text:style-name="T5_188"><text:s/></text:span><text:span text:style-name="T5_189">już</text:span><text:span text:style-name="T5_190"><text:s/></text:span><text:span text:style-name="T5_191">widzicie</text:span><text:span text:style-name="T5_192">,<text:s/></text:span><text:span text:style-name="T5_193">dlaczego</text:span><text:span text:style-name="T5_194"><text:s/></text:span><text:span text:style-name="T5_195">naukowcy</text:span><text:span text:style-name="T5_196"><text:s/></text:span><text:span text:style-name="T5_197">tak</text:span><text:span text:style-name="T5_198"><text:s/></text:span><text:span text:style-name="T5_199">bardzo</text:span><text:span text:style-name="T5_200"><text:s/></text:span><text:span text:style-name="T5_201">o</text:span><text:span text:style-name="T5_202"><text:s/></text:span><text:span text:style-name="T5_203">nie</text:span><text:span text:style-name="T5_204"><text:s/></text:span><text:span text:style-name="T5_205">walczą</text:span><text:span text:style-name="T5_206">,<text:s/></text:span><text:span text:style-name="T5_207">a</text:span><text:span text:style-name="T5_208"><text:s/></text:span><text:span text:style-name="T5_209">nazwa</text:span><text:span text:style-name="T5_210"><text:s/></text:span><text:span text:style-name="T5_211">prawdziw</text:span><text:span text:style-name="T5_212">ego</text:span><text:span text:style-name="T5_213"><text:s/></text:span><text:span text:style-name="T5_214">następcy</text:span><text:span text:style-name="T5_215"><text:s/></text:span><text:span text:style-name="T5_216">Hubble</text:span><text:span text:style-name="T5_217">’</text:span><text:span text:style-name="T5_218">a</text:span><text:span text:style-name="T5_219">,<text:s/></text:span><text:span text:style-name="T5_220">teleskop</text:span><text:span text:style-name="T5_221"><text:s/></text:span><text:span text:style-name="T5_222">ATLAST</text:span><text:span text:style-name="T5_223">,<text:s/></text:span><text:span text:style-name="T5_224">zaplanowany</text:span><text:span text:style-name="T5_225"><text:s/></text:span><text:span text:style-name="T5_226">na</text:span><text:span text:style-name="T5_227"><text:s/></text:span><text:span text:style-name="T5_228">lata</text:span><text:span text:style-name="T5_229"><text:s/>2025-2035,<text:s/></text:span><text:span text:style-name="T5_230">jest</text:span><text:span text:style-name="T5_231"><text:s/></text:span><text:span text:style-name="T5_232">połączeniem</text:span><text:span text:style-name="T5_233"><text:s/></text:span><text:span text:style-name="T5_234">słów</text:span><text:span text:style-name="T5_235"><text:s/>„</text:span><text:span text:style-name="T5_236">at</text:span><text:span text:style-name="T5_237"><text:s/></text:span><text:span text:style-name="T5_238">last</text:span><text:span text:style-name="T5_239">”<text:s/>(</text:span><text:span text:style-name="T5_240">po</text:span><text:span text:style-name="T5_241"><text:s/></text:span><text:span text:style-name="T5_242">polsku</text:span><text:span text:style-name="T5_243"><text:s/>„</text:span><text:span text:style-name="T5_244">nareszcie</text:span><text:span text:style-name="T5_245">”),<text:s/></text:span><text:span text:style-name="T5_246">odnoszącą</text:span><text:span text:style-name="T5_247"><text:s/></text:span><text:span text:style-name="T5_248">się</text:span><text:span text:style-name="T5_249"><text:s/></text:span><text:span text:style-name="T5_250">do</text:span><text:span text:style-name="T5_251"><text:s/></text:span><text:span text:style-name="T5_252">czasu</text:span><text:span text:style-name="T5_253">,<text:s/></text:span><text:span text:style-name="T5_254">jaki</text:span><text:span text:style-name="T5_255"><text:s/></text:span><text:span text:style-name="T5_256">naukowcy</text:span><text:span text:style-name="T5_257"><text:s/></text:span><text:span text:style-name="T5_258">musieli</text:span><text:span text:style-name="T5_259"><text:s/></text:span><text:span text:style-name="T5_260">na</text:span><text:span text:style-name="T5_261"><text:s/></text:span><text:span text:style-name="T5_262">niego</text:span><text:span text:style-name="T5_263"><text:s/></text:span><text:span text:style-name="T5_264">czekać</text:span><text:span text:style-name="T5_265">.<text:s/></text:span><text:span text:style-name="T5_266">Wracając</text:span><text:span text:style-name="T5_267"><text:s/></text:span><text:span text:style-name="T5_268">zaś</text:span><text:span text:style-name="T5_269"><text:s/></text:span><text:span text:style-name="T5_270">do</text:span><text:span text:style-name="T5_271"><text:s/></text:span><text:span text:style-name="T5_272">tematu</text:span><text:span text:style-name="T5_273"><text:s/>–<text:s/></text:span><text:span text:style-name="T5_274">jeżeli</text:span><text:span text:style-name="T5_275"><text:s/></text:span><text:span text:style-name="T5_276">nie</text:span><text:span text:style-name="T5_277"><text:s/></text:span><text:span text:style-name="T5_278">zniechęciły</text:span><text:span text:style-name="T5_279"><text:s/></text:span><text:span text:style-name="T5_280">was</text:span><text:span text:style-name="T5_281"><text:s/></text:span><text:span text:style-name="T5_282">wasze</text:span><text:span text:style-name="T5_283"><text:s/></text:span><text:span text:style-name="T5_284">niewielkie</text:span><text:span text:style-name="T5_285"><text:s/></text:span><text:span text:style-name="T5_286">rezultaty</text:span><text:span text:style-name="T5_287">,<text:s/></text:span><text:span text:style-name="T5_288">to</text:span><text:span text:style-name="T5_289"><text:s/></text:span><text:span text:style-name="T5_290">gratuluję</text:span><text:span text:style-name="T5_291">,<text:s/></text:span><text:span text:style-name="T5_292">bo</text:span><text:span text:style-name="T5_293"><text:s/></text:span><text:span text:style-name="T5_294">możecie</text:span><text:span text:style-name="T5_295"><text:s/></text:span><text:span text:style-name="T5_296">iść</text:span><text:span text:style-name="T5_297"><text:s/></text:span><text:span text:style-name="T5_298">dalej</text:span><text:span text:style-name="T5_299">.<text:s/></text:span><text:span text:style-name="T5_300">Przed</text:span><text:span text:style-name="T5_301"><text:s/></text:span><text:span text:style-name="T5_302">wami</text:span><text:span text:style-name="T5_303"><text:s/></text:span><text:span text:style-name="T5_304">otwiera</text:span><text:span text:style-name="T5_305"><text:s/></text:span><text:span text:style-name="T5_306">się</text:span><text:span text:style-name="T5_307"><text:s/></text:span><text:span text:style-name="T5_308">teraz</text:span><text:span text:style-name="T5_309"><text:s/></text:span><text:span text:style-name="T5_310">kilka</text:span><text:span text:style-name="T5_311"><text:s/></text:span><text:span text:style-name="T5_312">dróg</text:span><text:span text:style-name="T5_313">,<text:s/></text:span><text:span text:style-name="T5_314">ale</text:span><text:span text:style-name="T5_315"><text:s/></text:span><text:span text:style-name="T5_316">na</text:span><text:span text:style-name="T5_317"><text:s/></text:span><text:span text:style-name="T5_318">podstawi</text:span><text:span text:style-name="T5_319">e</text:span><text:span text:style-name="T5_320"><text:s/></text:span><text:span text:style-name="T5_321">własnych</text:span><text:span text:style-name="T5_322"><text:s/></text:span><text:span text:style-name="T5_323">doświadczeń</text:span><text:span text:style-name="T5_324"><text:s/></text:span><text:span text:style-name="T5_325">i</text:span><text:span text:style-name="T5_326"><text:s/></text:span><text:span text:style-name="T5_327">błędów</text:span><text:span text:style-name="T5_328"><text:s/></text:span><text:span text:style-name="T5_329">postaram</text:span><text:span text:style-name="T5_330"><text:s/></text:span><text:span text:style-name="T5_331">się</text:span><text:span text:style-name="T5_332"><text:s/></text:span><text:span text:style-name="T5_333">doradzić</text:span><text:span text:style-name="T5_334"><text:s/></text:span><text:span text:style-name="T5_335">jedną</text:span><text:span text:style-name="T5_336"><text:s/></text:span><text:span text:style-name="T5_337">z</text:span><text:span text:style-name="T5_338"><text:s/></text:span><text:span text:style-name="T5_339">nich</text:span><text:span text:style-name="T5_340">.<text:s/></text:span><text:span text:style-name="T5_341">Na</text:span><text:span text:style-name="T5_342"><text:s/></text:span><text:span text:style-name="T5_343">razie</text:span><text:span text:style-name="T5_344"><text:s/></text:span><text:span text:style-name="T5_345">zostajemy</text:span><text:span text:style-name="T5_346"><text:s/></text:span><text:span text:style-name="T5_347">przy</text:span><text:span text:style-name="T5_348"><text:s/></text:span><text:span text:style-name="T5_349">lornetce</text:span><text:span text:style-name="T5_350">,<text:s/></text:span><text:span text:style-name="T5_351">ale</text:span><text:span text:style-name="T5_352"><text:s/></text:span><text:span text:style-name="T5_353">staramy</text:span><text:span text:style-name="T5_354"><text:s/></text:span><text:span text:style-name="T5_355">się</text:span><text:span text:style-name="T5_356"><text:s/></text:span><text:span text:style-name="T5_357">tym</text:span><text:span text:style-name="T5_358"><text:s/></text:span><text:span text:style-name="T5_359">razem</text:span><text:span text:style-name="T5_360"><text:s/></text:span><text:span text:style-name="T5_361">znaleźć</text:span><text:span text:style-name="T5_362"><text:s/></text:span><text:span text:style-name="T5_363">ciemniejsze</text:span><text:span text:style-name="T5_364"><text:s/></text:span><text:span text:style-name="T5_365">miejsce</text:span><text:span text:style-name="T5_366">,<text:s/></text:span><text:span text:style-name="T5_367">jeżeli</text:span><text:span text:style-name="T5_368"><text:s/></text:span><text:span text:style-name="T5_369">na</text:span><text:span text:style-name="T5_370"><text:s/></text:span><text:span text:style-name="T5_371">początku</text:span><text:span text:style-name="T5_372"><text:s/></text:span><text:span text:style-name="T5_373">mieliśmy</text:span><text:span text:style-name="T5_374"><text:s/></text:span><text:span text:style-name="T5_375">bardzo</text:span><text:span text:style-name="T5_376"><text:s/></text:span><text:span text:style-name="T5_377">jasną</text:span><text:span text:style-name="T5_378"><text:s/></text:span><text:span text:style-name="T5_379">lokalizację</text:span><text:span text:style-name="T5_380">,<text:s/></text:span><text:span text:style-name="T5_381">tak</text:span><text:span text:style-name="T5_382"><text:s/></text:span><text:span text:style-name="T5_383">aby</text:span><text:span text:style-name="T5_384"><text:s/></text:span><text:span text:style-name="T5_385">na</text:span><text:span text:style-name="T5_386"><text:s/></text:span><text:span text:style-name="T5_387">niebie</text:span><text:span text:style-name="T5_388"><text:s/></text:span><text:span text:style-name="T5_389">było</text:span><text:span text:style-name="T5_390"><text:s/></text:span><text:span text:style-name="T5_391">widać</text:span><text:span text:style-name="T5_392"><text:s/></text:span><text:span text:style-name="T5_393">kilkadziesiąt</text:span><text:span text:style-name="T5_394"><text:s/></text:span><text:span text:style-name="T5_395">gwiazd</text:span><text:span text:style-name="T5_396">.<text:s/></text:span><text:span text:style-name="T5_397">Ale</text:span><text:span text:style-name="T5_398"><text:s/></text:span><text:span text:style-name="T5_399">uwaga</text:span><text:span text:style-name="T5_400">,<text:s/></text:span><text:span text:style-name="T5_401">bo</text:span><text:span text:style-name="T5_402"><text:s/></text:span><text:span text:style-name="T5_403">bardzo</text:span><text:span text:style-name="T5_404"><text:s/></text:span><text:span text:style-name="T5_405">ciemna</text:span><text:span text:style-name="T5_406"><text:s/></text:span><text:span text:style-name="T5_407">lokalizacja</text:span><text:span text:style-name="T5_408"><text:s/></text:span><text:span text:style-name="T5_409">będzie</text:span><text:span text:style-name="T5_410"><text:s/></text:span><text:span text:style-name="T5_411">też</text:span><text:span text:style-name="T5_412"><text:s/></text:span><text:span text:style-name="T5_413">naszym</text:span><text:span text:style-name="T5_414"><text:s/></text:span><text:span text:style-name="T5_415">wrogiem</text:span><text:span text:style-name="T5_416">,<text:s/></text:span><text:span text:style-name="T5_417">gdyż</text:span><text:span text:style-name="T5_418"><text:s/></text:span><text:span text:style-name="T5_419">wtedy</text:span><text:span text:style-name="T5_420"><text:s/></text:span><text:span text:style-name="T5_421">będziemy</text:span><text:span text:style-name="T5_422"><text:s/></text:span><text:span text:style-name="T5_423">widzieć</text:span><text:span text:style-name="T5_424"><text:s/></text:span><text:span text:style-name="T5_425">za</text:span><text:span text:style-name="T5_426"><text:s/></text:span><text:span text:style-name="T5_427">dużo</text:span><text:span text:style-name="T5_428"><text:s/></text:span><text:span text:style-name="T5_429">obiektów</text:span><text:span text:style-name="T5_430"><text:s/></text:span><text:span text:style-name="T5_431">na</text:span><text:span text:style-name="T5_432"><text:s/></text:span><text:span text:style-name="T5_433">niebie</text:span><text:span text:style-name="T5_434">.<text:s/></text:span><text:span text:style-name="T5_435">To</text:span><text:span text:style-name="T5_436">,<text:s/></text:span><text:span text:style-name="T5_437">za</text:span><text:span text:style-name="T5_438"><text:s/></text:span><text:span text:style-name="T5_439">co</text:span><text:span text:style-name="T5_440"><text:s/></text:span><text:span text:style-name="T5_441">weźmiemy</text:span><text:span text:style-name="T5_442"><text:s/></text:span><text:span text:style-name="T5_443">się</text:span><text:span text:style-name="T5_444"><text:s/></text:span><text:span text:style-name="T5_445">teraz</text:span><text:span text:style-name="T5_446">,<text:s/></text:span><text:span text:style-name="T5_447">to</text:span><text:span text:style-name="T5_448"><text:s/></text:span><text:span text:style-name="T5_449">nauka</text:span><text:span text:style-name="T5_450"><text:s/></text:span><text:span text:style-name="T5_451">namierzania</text:span><text:span text:style-name="T5_452"><text:s/></text:span><text:span text:style-name="T5_453">obiektów</text:span><text:span text:style-name="T5_454"><text:s/></text:span><text:span text:style-name="T5_455">na</text:span><text:span text:style-name="T5_456"><text:s/></text:span><text:span text:style-name="T5_457">podstawie</text:span><text:span text:style-name="T5_458"><text:s/></text:span><text:span text:style-name="T5_459">map</text:span><text:span text:style-name="T5_460">.<text:s/></text:span><text:span text:style-name="T5_461">Mogą</text:span><text:span text:style-name="T5_462"><text:s/></text:span><text:span text:style-name="T5_463">mieć</text:span><text:span text:style-name="T5_464"><text:s/></text:span><text:span text:style-name="T5_465">one</text:span><text:span text:style-name="T5_466"><text:s/></text:span><text:span text:style-name="T5_467">postać</text:span><text:span text:style-name="T5_468"><text:s/></text:span><text:span text:style-name="T5_469">papierową</text:span><text:span text:style-name="T5_470">,<text:s/></text:span><text:span text:style-name="T5_471">jak</text:span><text:span text:style-name="T5_472"><text:s/></text:span><text:span text:style-name="T5_473">i</text:span><text:span text:style-name="T5_474"><text:s/></text:span><text:span text:style-name="T5_475">elektroniczną</text:span><text:span text:style-name="T5_476">.<text:s/></text:span><text:span text:style-name="T5_477">Wbrew</text:span><text:span text:style-name="T5_478"><text:s/></text:span><text:span text:style-name="T5_479">pozorom</text:span><text:span text:style-name="T5_480"><text:s/></text:span><text:span text:style-name="T5_481">nie</text:span><text:span text:style-name="T5_482"><text:s/></text:span><text:span text:style-name="T5_483">jest</text:span><text:span text:style-name="T5_484"><text:s/></text:span><text:span text:style-name="T5_485">to</text:span><text:span text:style-name="T5_486"><text:s/></text:span><text:span text:style-name="T5_487">taka</text:span><text:span text:style-name="T5_488"><text:s/></text:span><text:span text:style-name="T5_489">prosta</text:span><text:span text:style-name="T5_490"><text:s/></text:span><text:span text:style-name="T5_491">sztuka</text:span><text:span text:style-name="T5_492">,<text:s/></text:span><text:span text:style-name="T5_493">aby</text:span><text:span text:style-name="T5_494"><text:s/></text:span><text:span text:style-name="T5_495">kreślić</text:span><text:span text:style-name="T5_496"><text:s/></text:span><text:span text:style-name="T5_497">wyimaginowane</text:span><text:span text:style-name="T5_498"><text:s/></text:span><text:span text:style-name="T5_499">linie</text:span><text:span text:style-name="T5_500"><text:s/></text:span><text:span text:style-name="T5_501">na</text:span><text:span text:style-name="T5_502"><text:s/></text:span><text:span text:style-name="T5_503">niebie</text:span><text:span text:style-name="T5_504"><text:s/></text:span><text:span text:style-name="T5_505">i</text:span><text:span text:style-name="T5_506"><text:s/></text:span><text:span text:style-name="T5_507">następnie</text:span><text:span text:style-name="T5_508"><text:s/></text:span><text:span text:style-name="T5_509">względem</text:span><text:span text:style-name="T5_510"><text:s/></text:span><text:span text:style-name="T5_511">nich</text:span><text:span text:style-name="T5_512"><text:s/></text:span><text:span text:style-name="T5_513">znajdować</text:span><text:span text:style-name="T5_514"><text:s/></text:span><text:span text:style-name="T5_515">nasze</text:span><text:span text:style-name="T5_516"><text:s/></text:span><text:span text:style-name="T5_517">cele</text:span><text:span text:style-name="T5_518">.<text:s/></text:span><text:span text:style-name="T5_519">Ja</text:span><text:span text:style-name="T5_520"><text:s/></text:span><text:span text:style-name="T5_521">sam</text:span><text:span text:style-name="T5_522"><text:s/></text:span><text:span text:style-name="T5_523">zacząłem</text:span><text:span text:style-name="T5_524"><text:s/></text:span><text:span text:style-name="T5_525">od</text:span><text:span text:style-name="T5_526"><text:s/></text:span><text:span text:style-name="T5_527">teleskopu</text:span><text:span text:style-name="T5_528"><text:s/></text:span><text:span text:style-name="T5_529">i</text:span><text:span text:style-name="T5_530"><text:s/></text:span><text:span text:style-name="T5_531">teraz</text:span><text:span text:style-name="T5_532"><text:s/></text:span><text:span text:style-name="T5_533">wiem</text:span><text:span text:style-name="T5_534">,<text:s/></text:span><text:span text:style-name="T5_535">że</text:span><text:span text:style-name="T5_536"><text:s/></text:span><text:span text:style-name="T5_537">był</text:span><text:span text:style-name="T5_538"><text:s/></text:span><text:span text:style-name="T5_539">to</text:span><text:span text:style-name="T5_540"><text:s/></text:span><text:span text:style-name="T5_541">błąd</text:span><text:span text:style-name="T5_542">.<text:s/></text:span><text:span text:style-name="T5_543">Długo</text:span><text:span text:style-name="T5_544"><text:s/></text:span><text:span text:style-name="T5_545">nie</text:span><text:span text:style-name="T5_546"><text:s/></text:span><text:span text:style-name="T5_547">byłem</text:span><text:span text:style-name="T5_548"><text:s/></text:span><text:span text:style-name="T5_549">w</text:span><text:span text:style-name="T5_550"><text:s/></text:span><text:span text:style-name="T5_551">stanie</text:span><text:span text:style-name="T5_552"><text:s/></text:span><text:span text:style-name="T5_553">znaleźć</text:span><text:span text:style-name="T5_554"><text:s/></text:span><text:span text:style-name="T5_555">nic</text:span><text:span text:style-name="T5_556"><text:s/></text:span><text:span text:style-name="T5_557">ponad</text:span><text:span text:style-name="T5_558"><text:s/></text:span><text:span text:style-name="T5_559">księżyc</text:span><text:span text:style-name="T5_560"><text:s/></text:span><text:span text:style-name="T5_561">i</text:span><text:span text:style-name="T5_562"><text:s/></text:span><text:span text:style-name="T5_563">jasne</text:span><text:span text:style-name="T5_564"><text:s/></text:span><text:span text:style-name="T5_565">planety</text:span><text:span text:style-name="T5_566">.<text:s/></text:span><text:span text:style-name="T5_567">Wynika</text:span><text:span text:style-name="T5_568"><text:s/></text:span><text:span text:style-name="T5_569">to</text:span><text:span text:style-name="T5_570"><text:s/></text:span><text:span text:style-name="T5_571">z</text:span><text:span text:style-name="T5_572"><text:s/></text:span><text:span text:style-name="T5_573">dość</text:span><text:span text:style-name="T5_574"><text:s/></text:span><text:span text:style-name="T5_575">prozaicznego</text:span><text:span text:style-name="T5_576"><text:s/></text:span><text:span text:style-name="T5_577">fakt</text:span><text:span text:style-name="T5_578">u</text:span><text:span text:style-name="T5_579">,<text:s/></text:span><text:span text:style-name="T5_580">że</text:span><text:span text:style-name="T5_581"><text:s/></text:span><text:span text:style-name="T5_582">teleskop</text:span><text:span text:style-name="T5_583"><text:s/></text:span><text:span text:style-name="T5_584">dzięki</text:span><text:span text:style-name="T5_585"><text:s/></text:span><text:span text:style-name="T5_586">swojemu</text:span><text:span text:style-name="T5_587"><text:s/></text:span><text:span text:style-name="T5_588">powiększeniu</text:span><text:span text:style-name="T5_589"><text:s/></text:span><text:span text:style-name="T5_590">ma</text:span><text:span text:style-name="T5_591"><text:s/></text:span><text:span text:style-name="T5_592">węższe</text:span><text:span text:style-name="T5_593"><text:s/></text:span><text:span text:style-name="T5_594">pole</text:span><text:span text:style-name="T5_595"><text:s/></text:span><text:span text:style-name="T5_596">widzenia</text:span><text:span text:style-name="T5_597">.</text:span></text:p>
      <text:p text:style-name="P6"><text:span text:style-name="T6_1">Gdy</text:span><text:span text:style-name="T6_2"><text:s/></text:span><text:span text:style-name="T6_3">już</text:span><text:span text:style-name="T6_4"><text:s/></text:span><text:span text:style-name="T6_5">uda</text:span><text:span text:style-name="T6_6"><text:s/></text:span><text:span text:style-name="T6_7">nam</text:span><text:span text:style-name="T6_8"><text:s/></text:span><text:span text:style-name="T6_9">się</text:span><text:span text:style-name="T6_10"><text:s/></text:span><text:span text:style-name="T6_11">to</text:span><text:span text:style-name="T6_12"><text:s/></text:span><text:span text:style-name="T6_13">opanować</text:span><text:span text:style-name="T6_14">,<text:s/></text:span><text:span text:style-name="T6_15">czas</text:span><text:span text:style-name="T6_16"><text:s/></text:span><text:span text:style-name="T6_17">przejść</text:span><text:span text:style-name="T6_18"><text:s/></text:span><text:span text:style-name="T6_19">do</text:span><text:span text:style-name="T6_20"><text:s/></text:span><text:span text:style-name="T6_21">tej</text:span><text:span text:style-name="T6_22"><text:s/></text:span><text:span text:style-name="T6_23">mniej</text:span><text:span text:style-name="T6_24"><text:s/></text:span><text:span text:style-name="T6_25">przyjemnej</text:span><text:span text:style-name="T6_26"><text:s/></text:span><text:span text:style-name="T6_27">rzeczy</text:span><text:span text:style-name="T6_28">,<text:s/></text:span><text:span text:style-name="T6_29">czyli</text:span><text:span text:style-name="T6_30"><text:s/></text:span><text:span text:style-name="T6_31">wydatków</text:span><text:span text:style-name="T6_32">.<text:s/></text:span><text:span text:style-name="T6_33">Astronomia</text:span><text:span text:style-name="T6_34"><text:s/></text:span><text:span text:style-name="T6_35">może</text:span><text:span text:style-name="T6_36"><text:s/></text:span><text:span text:style-name="T6_37">nie</text:span><text:span text:style-name="T6_38"><text:s/></text:span><text:span text:style-name="T6_39">jest</text:span><text:span text:style-name="T6_40"><text:s/></text:span><text:span text:style-name="T6_41">najdroższym</text:span><text:span text:style-name="T6_42"><text:s/></text:span><text:span text:style-name="T6_43">hobby</text:span><text:span text:style-name="T6_44"><text:s/></text:span><text:span text:style-name="T6_45">na</text:span><text:span text:style-name="T6_46"><text:s/></text:span><text:span text:style-name="T6_47">świecie</text:span><text:span text:style-name="T6_48">,<text:s/></text:span><text:span text:style-name="T6_49">ale</text:span><text:span text:style-name="T6_50"><text:s/></text:span><text:span text:style-name="T6_51">do</text:span><text:span text:style-name="T6_52"><text:s/></text:span><text:span text:style-name="T6_53">tych</text:span><text:span text:style-name="T6_54"><text:s/></text:span><text:span text:style-name="T6_55">tanich</text:span><text:span text:style-name="T6_56"><text:s/></text:span><text:span text:style-name="T6_57">też</text:span><text:span text:style-name="T6_58"><text:s/></text:span><text:span text:style-name="T6_59">nie</text:span><text:span text:style-name="T6_60"><text:s/></text:span><text:span text:style-name="T6_61">należy</text:span><text:span text:style-name="T6_62">.<text:s/></text:span><text:span text:style-name="T6_63">Wybór</text:span><text:span text:style-name="T6_64"><text:s/></text:span><text:span text:style-name="T6_65">pierwszego</text:span><text:span text:style-name="T6_66"><text:s/></text:span><text:span text:style-name="T6_67">teleskopu</text:span><text:span text:style-name="T6_68"><text:s/></text:span><text:span text:style-name="T6_69">również</text:span><text:span text:style-name="T6_70"><text:s/></text:span><text:span text:style-name="T6_71">nie</text:span><text:span text:style-name="T6_72"><text:s/></text:span><text:span text:style-name="T6_73">jest</text:span><text:span text:style-name="T6_74"><text:s/></text:span><text:span text:style-name="T6_75">łatwy</text:span><text:span text:style-name="T6_76">.<text:s/></text:span><text:span text:style-name="T6_77">Nie</text:span><text:span text:style-name="T6_78"><text:s/></text:span><text:span text:style-name="T6_79">będę</text:span><text:span text:style-name="T6_80"><text:s/></text:span><text:span text:style-name="T6_81">tu</text:span><text:span text:style-name="T6_82"><text:s/></text:span><text:span text:style-name="T6_83">spisywał</text:span><text:span text:style-name="T6_84"><text:s/></text:span><text:span text:style-name="T6_85">wszystkich</text:span><text:span text:style-name="T6_86"><text:s/></text:span><text:span text:style-name="T6_87">porad</text:span><text:span text:style-name="T6_88">,<text:s/></text:span><text:span text:style-name="T6_89">jakie</text:span><text:span text:style-name="T6_90"><text:s/></text:span><text:span text:style-name="T6_91">są</text:span><text:span text:style-name="T6_92"><text:s/></text:span><text:span text:style-name="T6_93">dostępne</text:span><text:span text:style-name="T6_94"><text:s/></text:span><text:span text:style-name="T6_95">w</text:span><text:span text:style-name="T6_96"><text:s/></text:span><text:span text:style-name="T6_97">Internecie</text:span><text:span text:style-name="T6_98">,<text:s/></text:span><text:span text:style-name="T6_99">bo</text:span><text:span text:style-name="T6_100"><text:s/></text:span><text:span text:style-name="T6_101">materiał</text:span><text:span text:style-name="T6_102">u</text:span><text:span text:style-name="T6_103"><text:s/></text:span><text:span text:style-name="T6_104">byłoby</text:span><text:span text:style-name="T6_105"><text:s/></text:span><text:span text:style-name="T6_106">na</text:span><text:span text:style-name="T6_107"><text:s/></text:span><text:span text:style-name="T6_108">kolejne</text:span><text:span text:style-name="T6_109"><text:s/>80<text:s/></text:span><text:span text:style-name="T6_110">stron</text:span><text:span text:style-name="T6_111">.<text:s/></text:span><text:span text:style-name="T6_112">Odeślę</text:span><text:span text:style-name="T6_113"><text:s/></text:span><text:span text:style-name="T6_114">was</text:span><text:span text:style-name="T6_115"><text:s/></text:span><text:span text:style-name="T6_116">za</text:span><text:span text:style-name="T6_117"><text:s/></text:span><text:span text:style-name="T6_118">to</text:span><text:span text:style-name="T6_119"><text:s/></text:span><text:span text:style-name="T6_120">do</text:span><text:span text:style-name="T6_121"><text:s/></text:span><text:span text:style-name="T6_122"><text:a xlink:type="simple" xlink:href="http://www.forumastronomiczne.pl/index.php?app=core&amp;module=attach&amp;section=attach&amp;attach_id=8647"><text:span text:style-name="T6_123">poradnika</text:span></text:a></text:span><text:span text:style-name="T6_124">,<text:s/></text:span><text:span text:style-name="T6_125">który</text:span><text:span text:style-name="T6_126"><text:s/></text:span><text:span text:style-name="T6_127">będzie</text:span><text:span text:style-name="T6_128"><text:s/></text:span><text:span text:style-name="T6_129">dobrym</text:span><text:span text:style-name="T6_130"><text:s/></text:span><text:span text:style-name="T6_131">wprowadzeniem</text:span><text:span text:style-name="T6_132">.<text:s/></text:span><text:span text:style-name="T6_133">Zawarte</text:span><text:span text:style-name="T6_134"><text:s/></text:span><text:span text:style-name="T6_135">są</text:span><text:span text:style-name="T6_136"><text:s/></text:span><text:span text:style-name="T6_137">w</text:span><text:span text:style-name="T6_138"><text:s/></text:span><text:span text:style-name="T6_139">nim</text:span><text:span text:style-name="T6_140"><text:s/></text:span><text:span text:style-name="T6_141">opisy</text:span><text:span text:style-name="T6_142"><text:s/></text:span><text:span text:style-name="T6_143">wszystkich</text:span><text:span text:style-name="T6_144"><text:s/></text:span><text:span text:style-name="T6_145">najważniejszych</text:span><text:span text:style-name="T6_146"><text:s/></text:span><text:span text:style-name="T6_147">części</text:span><text:span text:style-name="T6_148"><text:s/></text:span><text:span text:style-name="T6_149">teleskopu</text:span><text:span text:style-name="T6_150">,<text:s/></text:span><text:span text:style-name="T6_151">których</text:span><text:span text:style-name="T6_152"><text:s/></text:span><text:span text:style-name="T6_153">jest</text:span><text:span text:style-name="T6_154"><text:s/></text:span><text:span text:style-name="T6_155">sporo</text:span><text:span text:style-name="T6_156">,<text:s/></text:span><text:span text:style-name="T6_157">z</text:span><text:span text:style-name="T6_158"><text:s/></text:span><text:span text:style-name="T6_159">opisem</text:span><text:span text:style-name="T6_160"><text:s/></text:span><text:span text:style-name="T6_161">różnych</text:span><text:span text:style-name="T6_162"><text:s/></text:span><text:span text:style-name="T6_163">rodzajów</text:span><text:span text:style-name="T6_164">,<text:s/></text:span><text:span text:style-name="T6_165">jakie</text:span><text:span text:style-name="T6_166"><text:s/></text:span><text:span text:style-name="T6_167">znajdują</text:span><text:span text:style-name="T6_168"><text:s/></text:span><text:span text:style-name="T6_169">się</text:span><text:span text:style-name="T6_170"><text:s/></text:span><text:span text:style-name="T6_171">na</text:span><text:span text:style-name="T6_172"><text:s/></text:span><text:span text:style-name="T6_173">rynku</text:span><text:span text:style-name="T6_174">.<text:s/></text:span><text:span text:style-name="T6_175">Dalszym</text:span><text:span text:style-name="T6_176"><text:s/></text:span><text:span text:style-name="T6_177">krokiem</text:span><text:span text:style-name="T6_178"><text:s/></text:span><text:span text:style-name="T6_179">będzie</text:span><text:span text:style-name="T6_180"><text:s/></text:span><text:span text:style-name="T6_181">poszukanie</text:span><text:span text:style-name="T6_182"><text:s/></text:span><text:span text:style-name="T6_183">na</text:span><text:span text:style-name="T6_184"><text:s/></text:span><text:span text:style-name="T6_185">różnych</text:span><text:span text:style-name="T6_186"><text:s/></text:span><text:span text:style-name="T6_187">forach</text:span><text:span text:style-name="T6_188"><text:s/></text:span><text:span text:style-name="T6_189">porad</text:span><text:span text:style-name="T6_190"><text:s/></text:span><text:span text:style-name="T6_191">dla</text:span><text:span text:style-name="T6_192"><text:s/></text:span><text:span text:style-name="T6_193">początkujących</text:span><text:span text:style-name="T6_194">.<text:s/></text:span><text:span text:style-name="T6_195">Jak</text:span><text:span text:style-name="T6_196"><text:s/></text:span><text:span text:style-name="T6_197">już</text:span><text:span text:style-name="T6_198"><text:s/></text:span><text:span text:style-name="T6_199">zdążyliście</text:span><text:span text:style-name="T6_200"><text:s/></text:span><text:span text:style-name="T6_201">się</text:span><text:span text:style-name="T6_202"><text:s/></text:span><text:span text:style-name="T6_203">zorientować</text:span><text:span text:style-name="T6_204">,<text:s/></text:span><text:span text:style-name="T6_205">sam</text:span><text:span text:style-name="T6_206"><text:s/></text:span><text:span text:style-name="T6_207">zakup</text:span><text:span text:style-name="T6_208"><text:s/></text:span><text:span text:style-name="T6_209">jest</text:span><text:span text:style-name="T6_210"><text:s/></text:span><text:span text:style-name="T6_211">dopiero</text:span><text:span text:style-name="T6_212"><text:s/></text:span><text:span text:style-name="T6_213">początkiem</text:span><text:span text:style-name="T6_214"><text:s/></text:span><text:span text:style-name="T6_215">wydatków</text:span><text:span text:style-name="T6_216"><text:s/>–<text:s/></text:span><text:span text:style-name="T6_217">czy</text:span><text:span text:style-name="T6_218"><text:s/></text:span><text:span text:style-name="T6_219">to</text:span><text:span text:style-name="T6_220"><text:s/></text:span><text:span text:style-name="T6_221">na</text:span><text:span text:style-name="T6_222"><text:s/></text:span><text:span text:style-name="T6_223">dodatkowe</text:span><text:span text:style-name="T6_224"><text:s/></text:span><text:span text:style-name="T6_225">wyposażenie</text:span><text:span text:style-name="T6_226">,<text:s/></text:span><text:span text:style-name="T6_227">czy</text:span><text:span text:style-name="T6_228"><text:s/></text:span><text:span text:style-name="T6_229">to</text:span><text:span text:style-name="T6_230"><text:s/></text:span><text:span text:style-name="T6_231">na</text:span><text:span text:style-name="T6_232"><text:s/></text:span><text:span text:style-name="T6_233">tak</text:span><text:span text:style-name="T6_234"><text:s/></text:span><text:span text:style-name="T6_235">prozaiczne</text:span><text:span text:style-name="T6_236"><text:s/></text:span><text:span text:style-name="T6_237">rzeczy</text:span><text:span text:style-name="T6_238">,<text:s/></text:span><text:span text:style-name="T6_239">jak</text:span><text:span text:style-name="T6_240"><text:s/></text:span><text:span text:style-name="T6_241">dojazd</text:span><text:span text:style-name="T6_242"><text:s/></text:span><text:span text:style-name="T6_243">do</text:span><text:span text:style-name="T6_244"><text:s/></text:span><text:span text:style-name="T6_245">miejsca</text:span><text:span text:style-name="T6_246"><text:s/></text:span><text:span text:style-name="T6_247">obserwacji</text:span><text:span text:style-name="T6_248">.<text:s/></text:span><text:span text:style-name="T6_249">Ale</text:span><text:span text:style-name="T6_250"><text:s/></text:span><text:span text:style-name="T6_251">to</text:span><text:span text:style-name="T6_252"><text:s/></text:span><text:span text:style-name="T6_253">wszystko</text:span><text:span text:style-name="T6_254"><text:s/></text:span><text:span text:style-name="T6_255">jest</text:span><text:span text:style-name="T6_256"><text:s/></text:span><text:span text:style-name="T6_257">warte</text:span><text:span text:style-name="T6_258"><text:s/></text:span><text:span text:style-name="T6_259">nie</text:span><text:span text:style-name="T6_260"><text:s/></text:span><text:span text:style-name="T6_261">tylko</text:span><text:span text:style-name="T6_262"><text:s/></text:span><text:span text:style-name="T6_263">poświęconych</text:span><text:span text:style-name="T6_264"><text:s/></text:span><text:span text:style-name="T6_265">pieniędzy</text:span><text:span text:style-name="T6_266">,<text:s/></text:span><text:span text:style-name="T6_267">ale</text:span><text:span text:style-name="T6_268"><text:s/></text:span><text:span text:style-name="T6_269">także</text:span><text:span text:style-name="T6_270"><text:s/></text:span><text:span text:style-name="T6_271">czasu</text:span><text:span text:style-name="T6_272">.<text:s/></text:span><text:span text:style-name="T6_273">Jeżeli</text:span><text:span text:style-name="T6_274"><text:s/></text:span><text:span text:style-name="T6_275">ktoś</text:span><text:span text:style-name="T6_276"><text:s/></text:span><text:span text:style-name="T6_277">już</text:span><text:span text:style-name="T6_278"><text:s/></text:span><text:span text:style-name="T6_279">złapie</text:span><text:span text:style-name="T6_280"><text:s/></text:span><text:span text:style-name="T6_281">bakcyla</text:span><text:span text:style-name="T6_282">,<text:s/></text:span><text:span text:style-name="T6_283">to</text:span><text:span text:style-name="T6_284"><text:s/></text:span><text:span text:style-name="T6_285">będzie</text:span><text:span text:style-name="T6_286"><text:s/></text:span><text:span text:style-name="T6_287">go</text:span><text:span text:style-name="T6_288"><text:s/></text:span><text:span text:style-name="T6_289">nosiło</text:span><text:span text:style-name="T6_290">,<text:s/></text:span><text:span text:style-name="T6_291">jeżeli</text:span><text:span text:style-name="T6_292"><text:s/></text:span><text:span text:style-name="T6_293">nie</text:span><text:span text:style-name="T6_294"><text:s/></text:span><text:span text:style-name="T6_295">będzie</text:span><text:span text:style-name="T6_296"><text:s/></text:span><text:span text:style-name="T6_297">mógł</text:span><text:span text:style-name="T6_298"><text:s/></text:span><text:span text:style-name="T6_299">przez</text:span><text:span text:style-name="T6_300"><text:s/></text:span><text:span text:style-name="T6_301">jakiś</text:span><text:span text:style-name="T6_302"><text:s/></text:span><text:span text:style-name="T6_303">czas</text:span><text:span text:style-name="T6_304"><text:s/></text:span><text:span text:style-name="T6_305">pooglądać</text:span><text:span text:style-name="T6_306"><text:s/></text:span><text:span text:style-name="T6_307">gwiazd</text:span><text:span text:style-name="T6_308">.<text:s/></text:span><text:span text:style-name="T6_309">Takie</text:span><text:span text:style-name="T6_310"><text:s/></text:span><text:span text:style-name="T6_311">obserwacje</text:span><text:span text:style-name="T6_312"><text:s/></text:span><text:span text:style-name="T6_313">mogą</text:span><text:span text:style-name="T6_314"><text:s/></text:span><text:span text:style-name="T6_315">służyć</text:span><text:span text:style-name="T6_316"><text:s/></text:span><text:span text:style-name="T6_317">nie</text:span><text:span text:style-name="T6_318"><text:s/></text:span><text:span text:style-name="T6_319">tylko</text:span><text:span text:style-name="T6_320"><text:s/></text:span><text:span text:style-name="T6_321">naszej</text:span><text:span text:style-name="T6_322"><text:s/></text:span><text:span text:style-name="T6_323">przyjemności</text:span><text:span text:style-name="T6_324">.<text:s/></text:span><text:span text:style-name="T6_325">Wbrew</text:span><text:span text:style-name="T6_326"><text:s/></text:span><text:span text:style-name="T6_327">pozorom</text:span><text:span text:style-name="T6_328"><text:s/></text:span><text:span text:style-name="T6_329">astronomowie</text:span><text:span text:style-name="T6_330"><text:s/></text:span><text:span text:style-name="T6_331">często</text:span><text:span text:style-name="T6_332"><text:s/></text:span><text:span text:style-name="T6_333">korzystają</text:span><text:span text:style-name="T6_334"><text:s/></text:span><text:span text:style-name="T6_335">z</text:span><text:span text:style-name="T6_336"><text:s/></text:span><text:span text:style-name="T6_337">pomocy</text:span><text:span text:style-name="T6_338"><text:s/></text:span><text:span text:style-name="T6_339">amatorów</text:span><text:span text:style-name="T6_340">.<text:s/></text:span><text:span text:style-name="T6_341">Mimo</text:span><text:span text:style-name="T6_342"><text:s/></text:span><text:span text:style-name="T6_343">że</text:span><text:span text:style-name="T6_344"><text:s/></text:span><text:span text:style-name="T6_345">ich</text:span><text:span text:style-name="T6_346"><text:s/></text:span><text:span text:style-name="T6_347">sprzęt</text:span><text:span text:style-name="T6_348"><text:s/></text:span><text:span text:style-name="T6_349">nie</text:span><text:span text:style-name="T6_350"><text:s/></text:span><text:span text:style-name="T6_351">jest</text:span><text:span text:style-name="T6_352"><text:s/></text:span><text:span text:style-name="T6_353">tak</text:span><text:span text:style-name="T6_354"><text:s/></text:span><text:span text:style-name="T6_355">dokładny</text:span><text:span text:style-name="T6_356">,<text:s/></text:span><text:span text:style-name="T6_357">jak</text:span><text:span text:style-name="T6_358"><text:s/></text:span><text:span text:style-name="T6_359">ten</text:span><text:span text:style-name="T6_360"><text:s/></text:span><text:span text:style-name="T6_361">w</text:span><text:span text:style-name="T6_362"><text:s/></text:span><text:span text:style-name="T6_363">posiadaniu</text:span><text:span text:style-name="T6_364"><text:s/></text:span><text:span text:style-name="T6_365">uniwersytetów</text:span><text:span text:style-name="T6_366"><text:s/></text:span><text:span text:style-name="T6_367">i</text:span><text:span text:style-name="T6_368"><text:s/></text:span><text:span text:style-name="T6_369">różnych</text:span><text:span text:style-name="T6_370"><text:s/></text:span><text:span text:style-name="T6_371">instytucji</text:span><text:span text:style-name="T6_372">,<text:s/></text:span><text:span text:style-name="T6_373">to</text:span><text:span text:style-name="T6_374"><text:s/></text:span><text:span text:style-name="T6_375">ma</text:span><text:span text:style-name="T6_376"><text:s/></text:span><text:span text:style-name="T6_377">ponad</text:span><text:span text:style-name="T6_378"><text:s/></text:span><text:span text:style-name="T6_379">wszystko</text:span><text:span text:style-name="T6_380"><text:s/></text:span><text:span text:style-name="T6_381">jedną</text:span><text:span text:style-name="T6_382"><text:s/></text:span><text:span text:style-name="T6_383">nieocenioną</text:span><text:span text:style-name="T6_384"><text:s/></text:span><text:span text:style-name="T6_385">zaletę</text:span><text:span text:style-name="T6_386">.<text:s/></text:span><text:span text:style-name="T6_387">Jest</text:span><text:span text:style-name="T6_388"><text:s/></text:span><text:span text:style-name="T6_389">to</text:span><text:span text:style-name="T6_390"><text:s/></text:span><text:span text:style-name="T6_391">ich</text:span><text:span text:style-name="T6_392"><text:s/></text:span><text:span text:style-name="T6_393">ilość</text:span><text:span text:style-name="T6_394"><text:s/></text:span><text:span text:style-name="T6_395">i</text:span><text:span text:style-name="T6_396"><text:s/></text:span><text:span text:style-name="T6_397">czas</text:span><text:span text:style-name="T6_398">,<text:s/></text:span><text:span text:style-name="T6_399">jakim</text:span><text:span text:style-name="T6_400"><text:s/></text:span><text:span text:style-name="T6_401">dysponują</text:span><text:span text:style-name="T6_402"><text:s/></text:span><text:span text:style-name="T6_403">hobbyści</text:span><text:span text:style-name="T6_404">.<text:s/></text:span><text:span text:style-name="T6_405">D</text:span><text:span text:style-name="T6_406">o</text:span><text:span text:style-name="T6_407"><text:s/></text:span><text:span text:style-name="T6_408">dużych</text:span><text:span text:style-name="T6_409"><text:s/></text:span><text:span text:style-name="T6_410">teleskopów</text:span><text:span text:style-name="T6_411"><text:s/></text:span><text:span text:style-name="T6_412">jest</text:span><text:span text:style-name="T6_413"><text:s/></text:span><text:span text:style-name="T6_414">naprawdę</text:span><text:span text:style-name="T6_415"><text:s/></text:span><text:span text:style-name="T6_416">spora</text:span><text:span text:style-name="T6_417"><text:s/></text:span><text:span text:style-name="T6_418">kolejka</text:span><text:span text:style-name="T6_419">,<text:s/></text:span><text:span text:style-name="T6_420">a</text:span><text:span text:style-name="T6_421"><text:s/></text:span><text:span text:style-name="T6_422">wi</text:span><text:span text:style-name="T6_423">ę</text:span><text:span text:style-name="T6_424">c</text:span><text:span text:style-name="T6_425"><text:s/></text:span><text:span text:style-name="T6_426">czas</text:span><text:span text:style-name="T6_427"><text:s/></text:span><text:span text:style-name="T6_428">obserwacyjny</text:span><text:span text:style-name="T6_429"><text:s/></text:span><text:span text:style-name="T6_430">jest</text:span><text:span text:style-name="T6_431"><text:s/></text:span><text:span text:style-name="T6_432">dzielony</text:span><text:span text:style-name="T6_433"><text:s/></text:span><text:span text:style-name="T6_434">na</text:span><text:span text:style-name="T6_435"><text:s/></text:span><text:span text:style-name="T6_436">wiele</text:span><text:span text:style-name="T6_437"><text:s/></text:span><text:span text:style-name="T6_438">obiektów</text:span><text:span text:style-name="T6_439">.<text:s/></text:span><text:span text:style-name="T6_440">Amatorzy</text:span><text:span text:style-name="T6_441"><text:s/></text:span><text:span text:style-name="T6_442">dzięki</text:span><text:span text:style-name="T6_443"><text:s/></text:span><text:span text:style-name="T6_444">swojej</text:span><text:span text:style-name="T6_445"><text:s/></text:span><text:span text:style-name="T6_446">liczebności</text:span><text:span text:style-name="T6_447"><text:s/></text:span><text:span text:style-name="T6_448">mogą</text:span><text:span text:style-name="T6_449"><text:s/></text:span><text:span text:style-name="T6_450">prowadzić</text:span><text:span text:style-name="T6_451"><text:s/></text:span><text:span text:style-name="T6_452">badanie</text:span><text:span text:style-name="T6_453"><text:s/></text:span><text:span text:style-name="T6_454">jednego</text:span><text:span text:style-name="T6_455"><text:s/></text:span><text:span text:style-name="T6_456">obiektu</text:span><text:span text:style-name="T6_457"><text:s/></text:span><text:span text:style-name="T6_458">prawie</text:span><text:span text:style-name="T6_459"><text:s/></text:span><text:span text:style-name="T6_460">non</text:span><text:span text:style-name="T6_461"><text:s/></text:span><text:span text:style-name="T6_462">stop</text:span><text:span text:style-name="T6_463">.<text:s/></text:span><text:span text:style-name="T6_464">Właśnie</text:span><text:span text:style-name="T6_465"><text:s/></text:span><text:span text:style-name="T6_466">dane</text:span><text:span text:style-name="T6_467"><text:s/></text:span><text:span text:style-name="T6_468">pochodzące</text:span><text:span text:style-name="T6_469"><text:s/></text:span><text:span text:style-name="T6_470">z</text:span><text:span text:style-name="T6_471"><text:s/></text:span><text:span text:style-name="T6_472">długiego</text:span><text:span text:style-name="T6_473"><text:s/></text:span><text:span text:style-name="T6_474">okresu</text:span><text:span text:style-name="T6_475"><text:s/></text:span><text:span text:style-name="T6_476">obserwacji</text:span><text:span text:style-name="T6_477"><text:s/></text:span><text:span text:style-name="T6_478">są</text:span><text:span text:style-name="T6_479"><text:s/></text:span><text:span text:style-name="T6_480">często</text:span><text:span text:style-name="T6_481"><text:s/></text:span><text:span text:style-name="T6_482">cennym</text:span><text:span text:style-name="T6_483"><text:s/></text:span><text:span text:style-name="T6_484">materiałem</text:span><text:span text:style-name="T6_485"><text:s/></text:span><text:span text:style-name="T6_486">naukowym</text:span><text:span text:style-name="T6_487">.<text:s/></text:span><text:span text:style-name="T6_488">Drugim</text:span><text:span text:style-name="T6_489"><text:s/></text:span><text:span text:style-name="T6_490">typem</text:span><text:span text:style-name="T6_491"><text:s/></text:span><text:span text:style-name="T6_492">danych</text:span><text:span text:style-name="T6_493">,<text:s/></text:span><text:span text:style-name="T6_494">po</text:span><text:span text:style-name="T6_495"><text:s/></text:span><text:span text:style-name="T6_496">jakie</text:span><text:span text:style-name="T6_497"><text:s/></text:span><text:span text:style-name="T6_498">sięgają</text:span><text:span text:style-name="T6_499"><text:s/></text:span><text:span text:style-name="T6_500">naukowcy</text:span><text:span text:style-name="T6_501">,<text:s/></text:span><text:span text:style-name="T6_502">to</text:span><text:span text:style-name="T6_503"><text:s/></text:span><text:span text:style-name="T6_504">obserwacje</text:span><text:span text:style-name="T6_505"><text:s/></text:span><text:span text:style-name="T6_506">obiektów</text:span><text:span text:style-name="T6_507"><text:s/></text:span><text:span text:style-name="T6_508">na</text:span><text:span text:style-name="T6_509"><text:s/></text:span><text:span text:style-name="T6_510">tyle</text:span><text:span text:style-name="T6_511"><text:s/></text:span><text:span text:style-name="T6_512">dużych</text:span><text:span text:style-name="T6_513">,<text:s/></text:span><text:span text:style-name="T6_514">np</text:span><text:span text:style-name="T6_515">.<text:s/></text:span><text:span text:style-name="T6_516">Jowisz</text:span><text:span text:style-name="T6_517">,<text:s/></text:span><text:span text:style-name="T6_518">że</text:span><text:span text:style-name="T6_519"><text:s/></text:span><text:span text:style-name="T6_520">często</text:span><text:span text:style-name="T6_521"><text:s/></text:span><text:span text:style-name="T6_522">szkoda</text:span><text:span text:style-name="T6_523"><text:s/></text:span><text:span text:style-name="T6_524">poświęcać</text:span><text:span text:style-name="T6_525"><text:s/></text:span><text:span text:style-name="T6_526">cenny</text:span><text:span text:style-name="T6_527"><text:s/></text:span><text:span text:style-name="T6_528">czas</text:span><text:span text:style-name="T6_529"><text:s/></text:span><text:span text:style-name="T6_530">wielkich</text:span><text:span text:style-name="T6_531"><text:s/></text:span><text:span text:style-name="T6_532">teleskopów</text:span><text:span text:style-name="T6_533">.</text:span></text:p>
      <text:p text:style-name="P7"><text:span text:style-name="T7_1">Jeżeli</text:span><text:span text:style-name="T7_2"><text:s/></text:span><text:span text:style-name="T7_3">zaś</text:span><text:span text:style-name="T7_4"><text:s/></text:span><text:span text:style-name="T7_5">chcemy</text:span><text:span text:style-name="T7_6"><text:s/></text:span><text:span text:style-name="T7_7">mieć</text:span><text:span text:style-name="T7_8"><text:s/></text:span><text:span text:style-name="T7_9">kontakt</text:span><text:span text:style-name="T7_10"><text:s/></text:span><text:span text:style-name="T7_11">z</text:span><text:span text:style-name="T7_12"><text:s/></text:span><text:span text:style-name="T7_13">astronomią</text:span><text:span text:style-name="T7_14">,<text:s/></text:span><text:span text:style-name="T7_15">lecz</text:span><text:span text:style-name="T7_16"><text:s/></text:span><text:span text:style-name="T7_17">z</text:span><text:span text:style-name="T7_18"><text:s/></text:span><text:span text:style-name="T7_19">jakiegoś</text:span><text:span text:style-name="T7_20"><text:s/></text:span><text:span text:style-name="T7_21">powodu</text:span><text:span text:style-name="T7_22"><text:s/></text:span><text:span text:style-name="T7_23">nie</text:span><text:span text:style-name="T7_24"><text:s/></text:span><text:span text:style-name="T7_25">m</text:span><text:span text:style-name="T7_26">ożemy</text:span><text:span text:style-name="T7_27"><text:s/></text:span><text:span text:style-name="T7_28">sam</text:span><text:span text:style-name="T7_29">i</text:span><text:span text:style-name="T7_30"><text:s/>„</text:span><text:span text:style-name="T7_31">bawić</text:span><text:span text:style-name="T7_32"><text:s/></text:span><text:span text:style-name="T7_33">się</text:span><text:span text:style-name="T7_34">”<text:s/></text:span><text:span text:style-name="T7_35">teleskopem</text:span><text:span text:style-name="T7_36">,<text:s/></text:span><text:span text:style-name="T7_37">dalej</text:span><text:span text:style-name="T7_38"><text:s/></text:span><text:span text:style-name="T7_39">ma</text:span><text:span text:style-name="T7_40">my</text:span><text:span text:style-name="T7_41"><text:s/></text:span><text:span text:style-name="T7_42">szanse</text:span><text:span text:style-name="T7_43"><text:s/></text:span><text:span text:style-name="T7_44">wspomóc</text:span><text:span text:style-name="T7_45"><text:s/></text:span><text:span text:style-name="T7_46">naukę</text:span><text:span text:style-name="T7_47">.<text:s/></text:span><text:span text:style-name="T7_48">Dość</text:span><text:span text:style-name="T7_49"><text:s/></text:span><text:span text:style-name="T7_50">często</text:span><text:span text:style-name="T7_51"><text:s/></text:span><text:span text:style-name="T7_52">jest</text:span><text:span text:style-name="T7_53"><text:s/></text:span><text:span text:style-name="T7_54">poszukiwana</text:span><text:span text:style-name="T7_55"><text:s/></text:span><text:span text:style-name="T7_56">pom</text:span><text:span text:style-name="T7_57">o</text:span><text:span text:style-name="T7_58">c</text:span><text:span text:style-name="T7_59"><text:s/></text:span><text:span text:style-name="T7_60">internautów</text:span><text:span text:style-name="T7_61"><text:s/></text:span><text:span text:style-name="T7_62">w</text:span><text:span text:style-name="T7_63"><text:s/></text:span><text:span text:style-name="T7_64">przeglądaniu</text:span><text:span text:style-name="T7_65"><text:s/></text:span><text:span text:style-name="T7_66">dużych</text:span><text:span text:style-name="T7_67"><text:s/></text:span><text:span text:style-name="T7_68">ilości</text:span><text:span text:style-name="T7_69"><text:s/></text:span><text:span text:style-name="T7_70">danych</text:span><text:span text:style-name="T7_71"><text:s/></text:span><text:span text:style-name="T7_72">i</text:span><text:span text:style-name="T7_73"><text:s/></text:span><text:span text:style-name="T7_74">wcale</text:span><text:span text:style-name="T7_75"><text:s/></text:span><text:span text:style-name="T7_76">nie</text:span><text:span text:style-name="T7_77"><text:s/></text:span><text:span text:style-name="T7_78">mam</text:span><text:span text:style-name="T7_79"><text:s/></text:span><text:span text:style-name="T7_80">na</text:span><text:span text:style-name="T7_81"><text:s/></text:span><text:span text:style-name="T7_82">myśli</text:span><text:span text:style-name="T7_83"><text:s/></text:span><text:span text:style-name="T7_84">słynnego</text:span><text:span text:style-name="T7_85"><text:s/></text:span><text:span text:style-name="T7_86">programu</text:span><text:span text:style-name="T7_87"><text:s/></text:span><text:span text:style-name="T7_88">SETI</text:span><text:span text:style-name="T7_89">.<text:s/></text:span><text:span text:style-name="T7_90">Najczęściej</text:span><text:span text:style-name="T7_91"><text:s/></text:span><text:span text:style-name="T7_92">jest</text:span><text:span text:style-name="T7_93"><text:s/></text:span><text:span text:style-name="T7_94">to</text:span><text:span text:style-name="T7_95"><text:s/></text:span><text:span text:style-name="T7_96">przeglądanie</text:span><text:span text:style-name="T7_97"><text:s/></text:span><text:span text:style-name="T7_98">zdjęć</text:span><text:span text:style-name="T7_99"><text:s/></text:span><text:span text:style-name="T7_100">w</text:span><text:span text:style-name="T7_101"><text:s/></text:span><text:span text:style-name="T7_102">poszukiwaniu</text:span><text:span text:style-name="T7_103"><text:s/></text:span><text:span text:style-name="T7_104">różnych</text:span><text:span text:style-name="T7_105"><text:s/></text:span><text:span text:style-name="T7_106">obiektów</text:span><text:span text:style-name="T7_107">.<text:s/></text:span><text:span text:style-name="T7_108">Około</text:span><text:span text:style-name="T7_109"><text:s/>10<text:s/></text:span><text:span text:style-name="T7_110">lat</text:span><text:span text:style-name="T7_111"><text:s/></text:span><text:span text:style-name="T7_112">temu</text:span><text:span text:style-name="T7_113">,<text:s/></text:span><text:span text:style-name="T7_114">rzesze</text:span><text:span text:style-name="T7_115"><text:s/></text:span><text:span text:style-name="T7_116">ludzi</text:span><text:span text:style-name="T7_117"><text:s/></text:span><text:span text:style-name="T7_118">przeglądały</text:span><text:span text:style-name="T7_119"><text:s/></text:span><text:span text:style-name="T7_120">zdjęcia</text:span><text:span text:style-name="T7_121"><text:s/></text:span><text:span text:style-name="T7_122">kosmosu</text:span><text:span text:style-name="T7_123"><text:s/></text:span><text:span text:style-name="T7_124">w</text:span><text:span text:style-name="T7_125"><text:s/></text:span><text:span text:style-name="T7_126">poszukiwaniu</text:span><text:span text:style-name="T7_127"><text:s/>(</text:span><text:span text:style-name="T7_128">jeżeli</text:span><text:span text:style-name="T7_129"><text:s/></text:span><text:span text:style-name="T7_130">pamięć</text:span><text:span text:style-name="T7_131"><text:s/></text:span><text:span text:style-name="T7_132">mnie</text:span><text:span text:style-name="T7_133"><text:s/></text:span><text:span text:style-name="T7_134">nie</text:span><text:span text:style-name="T7_135"><text:s/></text:span><text:span text:style-name="T7_136">myli</text:span><text:span text:style-name="T7_137">)<text:s/></text:span><text:span text:style-name="T7_138">brązowych</text:span><text:span text:style-name="T7_139"><text:s/></text:span><text:span text:style-name="T7_140">karłów</text:span><text:span text:style-name="T7_141">.<text:s/></text:span><text:span text:style-name="T7_142">Okazjonalnie</text:span><text:span text:style-name="T7_143"><text:s/></text:span><text:span text:style-name="T7_144">zdarzają</text:span><text:span text:style-name="T7_145"><text:s/></text:span><text:span text:style-name="T7_146">się</text:span><text:span text:style-name="T7_147"><text:s/></text:span><text:span text:style-name="T7_148">bardziej</text:span><text:span text:style-name="T7_149"><text:s/></text:span><text:span text:style-name="T7_150">nietypowe</text:span><text:span text:style-name="T7_151"><text:s/></text:span><text:span text:style-name="T7_152">zadania</text:span><text:span text:style-name="T7_153">,<text:s/></text:span><text:span text:style-name="T7_154">jak</text:span><text:span text:style-name="T7_155"><text:s/></text:span><text:span text:style-name="T7_156">wyszukiwanie</text:span><text:span text:style-name="T7_157"><text:s/></text:span><text:span text:style-name="T7_158">cząstek</text:span><text:span text:style-name="T7_159"><text:s/></text:span><text:span text:style-name="T7_160">pyłu</text:span><text:span text:style-name="T7_161"><text:s/></text:span><text:span text:style-name="T7_162">kometarnego</text:span><text:span text:style-name="T7_163">,<text:s/></text:span><text:span text:style-name="T7_164">które</text:span><text:span text:style-name="T7_165"><text:s/></text:span><text:span text:style-name="T7_166">utknęły</text:span><text:span text:style-name="T7_167"><text:s/></text:span><text:span text:style-name="T7_168">w</text:span><text:span text:style-name="T7_169"><text:s/></text:span><text:span text:style-name="T7_170">specjalnej</text:span><text:span text:style-name="T7_171"><text:s/></text:span><text:span text:style-name="T7_172">pułapce</text:span><text:span text:style-name="T7_173"><text:s/></text:span><text:span text:style-name="T7_174">z</text:span><text:span text:style-name="T7_175"><text:s/></text:span><text:span text:style-name="T7_176">aerożelu</text:span><text:span text:style-name="T7_177"><text:s/>(</text:span><text:span text:style-name="T7_178">misja</text:span><text:span text:style-name="T7_179"><text:s/>„</text:span><text:span text:style-name="T7_180">Stardust</text:span><text:span text:style-name="T7_181">”<text:s/></text:span><text:span text:style-name="T7_182">i</text:span><text:span text:style-name="T7_183"><text:s/></text:span><text:span text:style-name="T7_184">projekt</text:span><text:span text:style-name="T7_185"><text:s/>„</text:span><text:span text:style-name="T7_186">Stardust</text:span><text:span text:style-name="T7_187">@</text:span><text:span text:style-name="T7_188">home</text:span><text:span text:style-name="T7_189">”).<text:s/></text:span><text:span text:style-name="T7_190">Inną</text:span><text:span text:style-name="T7_191"><text:s/></text:span><text:span text:style-name="T7_192">możliwością</text:span><text:span text:style-name="T7_193"><text:s/></text:span><text:span text:style-name="T7_194">jest</text:span><text:span text:style-name="T7_195"><text:s/></text:span><text:span text:style-name="T7_196">udział</text:span><text:span text:style-name="T7_197"><text:s/></text:span><text:span text:style-name="T7_198">w</text:span><text:span text:style-name="T7_199"><text:s/></text:span><text:span text:style-name="T7_200">bezpośredniej</text:span><text:span text:style-name="T7_201"><text:s/></text:span><text:span text:style-name="T7_202">eksploracji</text:span><text:span text:style-name="T7_203"><text:s/></text:span><text:span text:style-name="T7_204">kosmosu</text:span><text:span text:style-name="T7_205">.<text:s/></text:span><text:span text:style-name="T7_206">Tak</text:span><text:span text:style-name="T7_207">,<text:s/></text:span><text:span text:style-name="T7_208">nie</text:span><text:span text:style-name="T7_209"><text:s/></text:span><text:span text:style-name="T7_210">żartuję</text:span><text:span text:style-name="T7_211">,<text:s/></text:span><text:span text:style-name="T7_212">jest</text:span><text:span text:style-name="T7_213"><text:s/></text:span><text:span text:style-name="T7_214">to</text:span><text:span text:style-name="T7_215"><text:s/></text:span><text:span text:style-name="T7_216">możliwe</text:span><text:span text:style-name="T7_217"><text:s/></text:span><text:span text:style-name="T7_218">dla</text:span><text:span text:style-name="T7_219"><text:s/></text:span><text:span text:style-name="T7_220">naprawdę</text:span><text:span text:style-name="T7_221"><text:s/></text:span><text:span text:style-name="T7_222">sporej</text:span><text:span text:style-name="T7_223"><text:s/></text:span><text:span text:style-name="T7_224">grupy</text:span><text:span text:style-name="T7_225"><text:s/></text:span><text:span text:style-name="T7_226">ludzi</text:span><text:span text:style-name="T7_227">.<text:s/></text:span><text:span text:style-name="T7_228">Zacznijmy</text:span><text:span text:style-name="T7_229"><text:s/></text:span><text:span text:style-name="T7_230">od</text:span><text:span text:style-name="T7_231"><text:s/></text:span><text:span text:style-name="T7_232">różnego</text:span><text:span text:style-name="T7_233"><text:s/></text:span><text:span text:style-name="T7_234">rodzaj</text:span><text:span text:style-name="T7_235">u</text:span><text:span text:style-name="T7_236"><text:s/></text:span><text:span text:style-name="T7_237">konkursów</text:span><text:span text:style-name="T7_238">.<text:s/></text:span><text:span text:style-name="T7_239">Rywalizacje</text:span><text:span text:style-name="T7_240"><text:s/></text:span><text:span text:style-name="T7_241">łazików</text:span><text:span text:style-name="T7_242"><text:s/></text:span><text:span text:style-name="T7_243">marsjańskich</text:span><text:span text:style-name="T7_244"><text:s/></text:span><text:span text:style-name="T7_245">i</text:span><text:span text:style-name="T7_246"><text:s/></text:span><text:span text:style-name="T7_247">księżycowych</text:span><text:span text:style-name="T7_248"><text:s/></text:span><text:span text:style-name="T7_249">są</text:span><text:span text:style-name="T7_250"><text:s/></text:span><text:span text:style-name="T7_251">najczęściej</text:span><text:span text:style-name="T7_252"><text:s/></text:span><text:span text:style-name="T7_253">wspominane</text:span><text:span text:style-name="T7_254"><text:s/></text:span><text:span text:style-name="T7_255">przez</text:span><text:span text:style-name="T7_256"><text:s/></text:span><text:span text:style-name="T7_257">media</text:span><text:span text:style-name="T7_258">.<text:s/></text:span><text:span text:style-name="T7_259">Nie</text:span><text:span text:style-name="T7_260"><text:s/></text:span><text:span text:style-name="T7_261">tak</text:span><text:span text:style-name="T7_262"><text:s/></text:span><text:span text:style-name="T7_263">dawno</text:span><text:span text:style-name="T7_264"><text:s/></text:span><text:span text:style-name="T7_265">było</text:span><text:span text:style-name="T7_266"><text:s/></text:span><text:span text:style-name="T7_267">głośno</text:span><text:span text:style-name="T7_268"><text:s/></text:span><text:span text:style-name="T7_269">o</text:span><text:span text:style-name="T7_270"><text:s/></text:span><text:span text:style-name="T7_271">zawodach</text:span><text:span text:style-name="T7_272">,<text:s/></text:span><text:span text:style-name="T7_273">w</text:span><text:span text:style-name="T7_274"><text:s/></text:span><text:span text:style-name="T7_275">który</text:span><text:span text:style-name="T7_276">ch</text:span><text:span text:style-name="T7_277"><text:s/></text:span><text:span text:style-name="T7_278">startowały</text:span><text:span text:style-name="T7_279"><text:s/></text:span><text:span text:style-name="T7_280">pomysły</text:span><text:span text:style-name="T7_281"><text:s/></text:span><text:span text:style-name="T7_282">na</text:span><text:span text:style-name="T7_283"><text:s/></text:span><text:span text:style-name="T7_284">doświadczeni</text:span><text:span text:style-name="T7_285">a</text:span><text:span text:style-name="T7_286">,<text:s/></text:span><text:span text:style-name="T7_287">które</text:span><text:span text:style-name="T7_288"><text:s/></text:span><text:span text:style-name="T7_289">można</text:span><text:span text:style-name="T7_290"><text:s/></text:span><text:span text:style-name="T7_291">przeprowadzić</text:span><text:span text:style-name="T7_292"><text:s/></text:span><text:span text:style-name="T7_293">w</text:span><text:span text:style-name="T7_294"><text:s/></text:span><text:span text:style-name="T7_295">międzynarodowej</text:span><text:span text:style-name="T7_296"><text:s/></text:span><text:span text:style-name="T7_297">stacji</text:span><text:span text:style-name="T7_298"><text:s/></text:span><text:span text:style-name="T7_299">kosmicznej</text:span><text:span text:style-name="T7_300">.<text:s/></text:span><text:span text:style-name="T7_301">Ostatnią</text:span><text:span text:style-name="T7_302">,<text:s/></text:span><text:span text:style-name="T7_303">jednocześnie</text:span><text:span text:style-name="T7_304"><text:s/></text:span><text:span text:style-name="T7_305">najbardziej</text:span><text:span text:style-name="T7_306"><text:s/></text:span><text:span text:style-name="T7_307">niezwykłą</text:span><text:span text:style-name="T7_308"><text:s/></text:span><text:span text:style-name="T7_309">możliwoś</text:span><text:span text:style-name="T7_310">cią</text:span><text:span text:style-name="T7_311"><text:s/></text:span><text:span text:style-name="T7_312">jest</text:span><text:span text:style-name="T7_313"><text:s/></text:span><text:span text:style-name="T7_314">budowa</text:span><text:span text:style-name="T7_315"><text:s/></text:span><text:span text:style-name="T7_316">własnego</text:span><text:span text:style-name="T7_317"><text:s/></text:span><text:span text:style-name="T7_318">satelity</text:span><text:span text:style-name="T7_319">.<text:s/></text:span><text:span text:style-name="T7_320">Oczywiście</text:span><text:span text:style-name="T7_321"><text:s/></text:span><text:span text:style-name="T7_322">dokonanie</text:span><text:span text:style-name="T7_323"><text:s/></text:span><text:span text:style-name="T7_324">tego</text:span><text:span text:style-name="T7_325"><text:s/></text:span><text:span text:style-name="T7_326">wyłącznie</text:span><text:span text:style-name="T7_327"><text:s/></text:span><text:span text:style-name="T7_328">własnymi</text:span><text:span text:style-name="T7_329"><text:s/></text:span><text:span text:style-name="T7_330">siłami</text:span><text:span text:style-name="T7_331"><text:s/></text:span><text:span text:style-name="T7_332">będzie</text:span><text:span text:style-name="T7_333"><text:s/></text:span><text:span text:style-name="T7_334">ekstremalnie</text:span><text:span text:style-name="T7_335"><text:s/></text:span><text:span text:style-name="T7_336">trudne</text:span><text:span text:style-name="T7_337"><text:s/>(</text:span><text:span text:style-name="T7_338">i</text:span><text:span text:style-name="T7_339"><text:s/></text:span><text:span text:style-name="T7_340">bardzo</text:span><text:span text:style-name="T7_341"><text:s/></text:span><text:span text:style-name="T7_342">kosztowne</text:span><text:span text:style-name="T7_343">),<text:s/></text:span><text:span text:style-name="T7_344">ale</text:span><text:span text:style-name="T7_345"><text:s/></text:span><text:span text:style-name="T7_346">już</text:span><text:span text:style-name="T7_347"><text:s/></text:span><text:span text:style-name="T7_348">w</text:span><text:span text:style-name="T7_349"><text:s/></text:span><text:span text:style-name="T7_350">jakimś</text:span><text:span text:style-name="T7_351"><text:s/></text:span><text:span text:style-name="T7_352">zespole</text:span><text:span text:style-name="T7_353"><text:s/></text:span><text:span text:style-name="T7_354">studenckim</text:span><text:span text:style-name="T7_355"><text:s/></text:span><text:span text:style-name="T7_356">nasze</text:span><text:span text:style-name="T7_357"><text:s/></text:span><text:span text:style-name="T7_358">szanse</text:span><text:span text:style-name="T7_359"><text:s/></text:span><text:span text:style-name="T7_360">rosną</text:span><text:span text:style-name="T7_361">.<text:s/></text:span><text:span text:style-name="T7_362">Pierwszym</text:span><text:span text:style-name="T7_363"><text:s/></text:span><text:span text:style-name="T7_364">polskim</text:span><text:span text:style-name="T7_365"><text:s/></text:span><text:span text:style-name="T7_366">satelitom</text:span><text:span text:style-name="T7_367"><text:s/></text:span><text:span text:style-name="T7_368">był</text:span><text:span text:style-name="T7_369"><text:s/></text:span><text:span text:style-name="T7_370">PW</text:span><text:span text:style-name="T7_371">-</text:span><text:span text:style-name="T7_372">sat</text:span><text:span text:style-name="T7_373"><text:s/>–<text:s/></text:span><text:span text:style-name="T7_374">projekt</text:span><text:span text:style-name="T7_375"><text:s/></text:span><text:span text:style-name="T7_376">żaków</text:span><text:span text:style-name="T7_377"><text:s/></text:span><text:span text:style-name="T7_378">z</text:span><text:span text:style-name="T7_379"><text:s/></text:span><text:span text:style-name="T7_380">Politechniki</text:span><text:span text:style-name="T7_381"><text:s/></text:span><text:span text:style-name="T7_382">Warszawskiej</text:span><text:span text:style-name="T7_383">.<text:s/></text:span><text:span text:style-name="T7_384">Nie</text:span><text:span text:style-name="T7_385"><text:s/></text:span><text:span text:style-name="T7_386">był</text:span><text:span text:style-name="T7_387"><text:s/></text:span><text:span text:style-name="T7_388">to</text:span><text:span text:style-name="T7_389"><text:s/></text:span><text:span text:style-name="T7_390">duży</text:span><text:span text:style-name="T7_391"><text:s/></text:span><text:span text:style-name="T7_392">sprzęt</text:span><text:span text:style-name="T7_393">,<text:s/></text:span><text:span text:style-name="T7_394">bo</text:span><text:span text:style-name="T7_395"><text:s/></text:span><text:span text:style-name="T7_396">o</text:span><text:span text:style-name="T7_397"><text:s/></text:span><text:span text:style-name="T7_398">masie</text:span><text:span text:style-name="T7_399"><text:s/>1<text:s/></text:span><text:span text:style-name="T7_400">kg</text:span><text:span text:style-name="T7_401">,<text:s/></text:span><text:span text:style-name="T7_402">ale</text:span><text:span text:style-name="T7_403"><text:s/></text:span><text:span text:style-name="T7_404">jest</text:span><text:span text:style-name="T7_405"><text:s/></text:span><text:span text:style-name="T7_406">i</text:span><text:span text:style-name="T7_407"><text:s/></text:span><text:span text:style-name="T7_408">będzie</text:span><text:span text:style-name="T7_409"><text:s/></text:span><text:span text:style-name="T7_410">tego</text:span><text:span text:style-name="T7_411"><text:s/></text:span><text:span text:style-name="T7_412">coraz</text:span><text:span text:style-name="T7_413"><text:s/></text:span><text:span text:style-name="T7_414">więcej</text:span><text:span text:style-name="T7_415">.<text:s/></text:span><text:span text:style-name="T7_416">W</text:span><text:span text:style-name="T7_417"><text:s/>2014<text:s/></text:span><text:span text:style-name="T7_418">roku</text:span><text:span text:style-name="T7_419"><text:s/></text:span><text:span text:style-name="T7_420">na</text:span><text:span text:style-name="T7_421"><text:s/></text:span><text:span text:style-name="T7_422">orbitę</text:span><text:span text:style-name="T7_423"><text:s/></text:span><text:span text:style-name="T7_424">trafiło</text:span><text:span text:style-name="T7_425"><text:s/>128<text:s/></text:span><text:span text:style-name="T7_426">tak</text:span><text:span text:style-name="T7_427"><text:s/></text:span><text:span text:style-name="T7_428">małych</text:span><text:span text:style-name="T7_429"><text:s/></text:span><text:span text:style-name="T7_430">ładunków</text:span><text:span text:style-name="T7_431">,<text:s/></text:span><text:span text:style-name="T7_432">co</text:span><text:span text:style-name="T7_433"><text:s/></text:span><text:span text:style-name="T7_434">stanowi</text:span><text:span text:style-name="T7_435"><text:s/></text:span><text:span text:style-name="T7_436">prawi</text:span><text:span text:style-name="T7_437">e</text:span><text:span text:style-name="T7_438"><text:s/></text:span><text:span text:style-name="T7_439">połowę</text:span><text:span text:style-name="T7_440"><text:s/></text:span><text:span text:style-name="T7_441">wszystkich</text:span><text:span text:style-name="T7_442"><text:s/></text:span><text:span text:style-name="T7_443">wyniesionych</text:span><text:span text:style-name="T7_444"><text:s/></text:span><text:span text:style-name="T7_445">obiektów</text:span><text:span text:style-name="T7_446">.</text:span></text:p>
      <text:p text:style-name="P8"><text:span text:style-name="T8_1">Wracając</text:span><text:span text:style-name="T8_2"><text:s/></text:span><text:span text:style-name="T8_3">już</text:span><text:span text:style-name="T8_4"><text:s/></text:span><text:span text:style-name="T8_5">na</text:span><text:span text:style-name="T8_6"><text:s/></text:span><text:span text:style-name="T8_7">ziemię</text:span><text:span text:style-name="T8_8"><text:s/></text:span><text:span text:style-name="T8_9">i</text:span><text:span text:style-name="T8_10"><text:s/></text:span><text:span text:style-name="T8_11">do</text:span><text:span text:style-name="T8_12"><text:s/></text:span><text:span text:style-name="T8_13">wątku</text:span><text:span text:style-name="T8_14">,<text:s/></text:span><text:span text:style-name="T8_15">od</text:span><text:span text:style-name="T8_16"><text:s/></text:span><text:span text:style-name="T8_17">którego</text:span><text:span text:style-name="T8_18"><text:s/></text:span><text:span text:style-name="T8_19">zacząłem</text:span><text:span text:style-name="T8_20">,</text:span><text:span text:style-name="T8_21"><text:s/></text:span><text:span text:style-name="T8_22">a</text:span><text:span text:style-name="T8_23">stronomia</text:span><text:span text:style-name="T8_24"><text:s/></text:span><text:span text:style-name="T8_25">to</text:span><text:span text:style-name="T8_26"><text:s/></text:span><text:span text:style-name="T8_27">przepotężna</text:span><text:span text:style-name="T8_28"><text:s/></text:span><text:span text:style-name="T8_29">dziedzina</text:span><text:span text:style-name="T8_30"><text:s/></text:span><text:span text:style-name="T8_31">nauki</text:span><text:span text:style-name="T8_32">,<text:s/></text:span><text:span text:style-name="T8_33">a</text:span><text:span text:style-name="T8_34"><text:s/></text:span><text:span text:style-name="T8_35">obserwacje</text:span><text:span text:style-name="T8_36"><text:s/></text:span><text:span text:style-name="T8_37">to</text:span><text:span text:style-name="T8_38"><text:s/></text:span><text:span text:style-name="T8_39">jedn</text:span><text:span text:style-name="T8_40">e</text:span><text:span text:style-name="T8_41"><text:s/></text:span><text:span text:style-name="T8_42">z</text:span><text:span text:style-name="T8_43"><text:s/></text:span><text:span text:style-name="T8_44">tych</text:span><text:span text:style-name="T8_45"><text:s/></text:span><text:span text:style-name="T8_46">przyjemniejszych</text:span><text:span text:style-name="T8_47"><text:s/></text:span><text:span text:style-name="T8_48">i</text:span><text:span text:style-name="T8_49"><text:s/></text:span><text:span text:style-name="T8_50">dostępnych</text:span><text:span text:style-name="T8_51"><text:s/></text:span><text:span text:style-name="T8_52">na</text:span><text:span text:style-name="T8_53"><text:s/></text:span><text:span text:style-name="T8_54">wyciągniecie</text:span><text:span text:style-name="T8_55"><text:s/></text:span><text:span text:style-name="T8_56">ręki</text:span><text:span text:style-name="T8_57"><text:s/></text:span><text:span text:style-name="T8_58">zajęć</text:span><text:span text:style-name="T8_59">.<text:s/></text:span><text:span text:style-name="T8_60">Można</text:span><text:span text:style-name="T8_61"><text:s/></text:span><text:span text:style-name="T8_62">tak</text:span><text:span text:style-name="T8_63"><text:s/></text:span><text:span text:style-name="T8_64">na</text:span><text:span text:style-name="T8_65"><text:s/></text:span><text:span text:style-name="T8_66">nowo</text:span><text:span text:style-name="T8_67"><text:s/></text:span><text:span text:style-name="T8_68">odkryć</text:span><text:span text:style-name="T8_69"><text:s/></text:span><text:span text:style-name="T8_70">magię</text:span><text:span text:style-name="T8_71"><text:s/></text:span><text:span text:style-name="T8_72">nocy</text:span><text:span text:style-name="T8_73">.<text:s/></text:span><text:span text:style-name="T8_74">Myślę</text:span><text:span text:style-name="T8_75">,<text:s/></text:span><text:span text:style-name="T8_76">że</text:span><text:span text:style-name="T8_77"><text:s/></text:span><text:span text:style-name="T8_78">pewna</text:span><text:span text:style-name="T8_79"><text:s/></text:span><text:span text:style-name="T8_80">księżniczka</text:span><text:span text:style-name="T8_81"><text:s/></text:span><text:span text:style-name="T8_82">będzie</text:span><text:span text:style-name="T8_83"><text:s/></text:span><text:span text:style-name="T8_84">za</text:span><text:span text:style-name="T8_85"><text:s/></text:span><text:span text:style-name="T8_86">to</text:span><text:span text:style-name="T8_87"><text:s/></text:span><text:span text:style-name="T8_88">bardzo</text:span><text:span text:style-name="T8_89"><text:s/></text:span><text:span text:style-name="T8_90">wdzięczna</text:span><text:span text:style-name="T8_91">.<text:s text:c="2"/></text:span></text:p>
      <text:p text:style-name="P9"><text:span text:style-name="T9_1">Baner</text:span><text:span text:style-name="T9_2"><text:s/>-<text:s/></text:span><text:span text:style-name="T9_3">taki</text:span><text:span text:style-name="T9_4"><text:s/></text:span><text:span text:style-name="T9_5">jak</text:span><text:span text:style-name="T9_6"><text:s/></text:span><text:span text:style-name="T9_7">we</text:span><text:span text:style-name="T9_8"><text:s/></text:span><text:span text:style-name="T9_9">wcześniejszych</text:span><text:span text:style-name="T9_10"><text:s/></text:span><text:span text:style-name="T9_11">seriach</text:span><text:span text:style-name="T9_12"><text:line-break/></text:span><text:span text:style-name="T9_13"><text:a xlink:type="simple" xlink:href="https://drive.google.com/open?id=0B8_-jJ-CQ_eGbHFpdGt2SllOS2c&amp;authuser=0"><text:span text:style-name="T9_14">Grafika</text:span></text:a></text:span><text:span text:style-name="T9_15"><text:a xlink:type="simple" xlink:href="https://drive.google.com/open?id=0B8_-jJ-CQ_eGbHFpdGt2SllOS2c&amp;authuser=0"><text:span text:style-name="T9_16"><text:s/>1<text:s/>-<text:s/></text:span></text:a></text:span><text:span text:style-name="T9_17"><text:a xlink:type="simple" xlink:href="https://drive.google.com/open?id=0B8_-jJ-CQ_eGbHFpdGt2SllOS2c&amp;authuser=0"><text:span text:style-name="T9_18">prywatne</text:span></text:a></text:span><text:span text:style-name="T9_19"><text:a xlink:type="simple" xlink:href="https://drive.google.com/open?id=0B8_-jJ-CQ_eGbHFpdGt2SllOS2c&amp;authuser=0"><text:span text:style-name="T9_20"><text:s/></text:span></text:a></text:span><text:span text:style-name="T9_21"><text:a xlink:type="simple" xlink:href="https://drive.google.com/open?id=0B8_-jJ-CQ_eGbHFpdGt2SllOS2c&amp;authuser=0"><text:span text:style-name="T9_22">zbiory</text:span></text:a></text:span><text:span text:style-name="T9_23"><text:line-break/></text:span><text:span text:style-name="T9_24">Grafikę</text:span><text:span text:style-name="T9_25"><text:s/></text:span><text:span text:style-name="T9_26">nr</text:span><text:span text:style-name="T9_27"><text:s/>2<text:s/></text:span><text:span text:style-name="T9_28">dobiorę</text:span><text:span text:style-name="T9_29"><text:s/></text:span><text:span text:style-name="T9_30">jak</text:span><text:span text:style-name="T9_31"><text:s/></text:span><text:span text:style-name="T9_32">będzie</text:span><text:span text:style-name="T9_33"><text:s/></text:span><text:span text:style-name="T9_34">potrzeba</text:span><text:span text:style-name="T9_35"><text:s/>-<text:s/></text:span><text:span text:style-name="T9_36">zdjęcie</text:span><text:span text:style-name="T9_37"><text:s/></text:span><text:span text:style-name="T9_38">kosmosu</text:span><text:span text:style-name="T9_39">,<text:s/></text:span><text:span text:style-name="T9_40">lub</text:span><text:span text:style-name="T9_41"><text:s/></text:span><text:span text:style-name="T9_42">art</text:span><text:span text:style-name="T9_43"><text:s/></text:span><text:span text:style-name="T9_44">z</text:span><text:span text:style-name="T9_45"><text:s/></text:span><text:span text:style-name="T9_46">luną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